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49"/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Default" style:data-style-name="N99"/>
    <style:style style:name="ce12" style:family="table-cell" style:parent-style-name="Default">
      <style:table-cell-properties fo:background-color="#ffff00"/>
      <style:text-properties fo:color="#c9211e"/>
    </style:style>
    <style:style style:name="ce4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3" style:family="table-cell" style:parent-style-name="Pivot_20_Table_20_Category" style:data-style-name="N99">
      <style:table-cell-properties fo:border="0.99pt solid #000000"/>
    </style:style>
    <style:style style:name="ce44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4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c9211e"/>
    </style:style>
    <style:style style:name="ce4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9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  <style:text-properties fo:color="#c9211e"/>
    </style:style>
    <style:style style:name="ce50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<text:s text:c="2"/>Imiê</text:p>
          </table:table-cell>
          <table:table-cell office:value-type="string" calcext:value-type="string">
            <text:p><text:s text:c="2"/>Miejscowoœæ</text:p>
          </table:table-cell>
          <table:table-cell office:value-type="string" calcext:value-type="string">
            <text:p><text:s text:c="2"/>Ulica</text:p>
          </table:table-cell>
          <table:table-cell office:value-type="string" calcext:value-type="string">
            <text:p><text:s/>Nazwa_towaru</text:p>
          </table:table-cell>
          <table:table-cell office:value-type="string" calcext:value-type="string">
            <text:p><text:s/>Cena</text:p>
          </table:table-cell>
          <table:table-cell table:style-name="Default" office:value-type="string" calcext:value-type="string">
            <text:p><text:s/>Data zakupu</text:p>
          </table:table-cell>
          <table:table-cell office:value-type="string" calcext:value-type="string">
            <text:p>miesiąc</text:p>
          </table:table-cell>
        </table:table-row>
        <table:table-row table:style-name="ro1">
          <table:table-cell office:value-type="string" calcext:value-type="string">
            <text:p><text:s/>Janowski</text:p>
          </table:table-cell>
          <table:table-cell office:value-type="string" calcext:value-type="string">
            <text:p><text:s text:c="2"/>Micha³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3-go Maja 31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3-21" calcext:value-type="date">
            <text:p>2012-03-21</text:p>
          </table:table-cell>
          <table:table-cell table:formula="of:=MONTH([.G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¯ak</text:p>
          </table:table-cell>
          <table:table-cell office:value-type="string" calcext:value-type="string">
            <text:p><text:s text:c="2"/>Karol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2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12-15" calcext:value-type="date">
            <text:p>2012-12-15</text:p>
          </table:table-cell>
          <table:table-cell table:formula="of:=MONTH([.G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Giziñski</text:p>
          </table:table-cell>
          <table:table-cell office:value-type="string" calcext:value-type="string">
            <text:p><text:s text:c="2"/>Konrad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Szeroka 1</text:p>
          </table:table-cell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9-12" calcext:value-type="date">
            <text:p>2012-09-12</text:p>
          </table:table-cell>
          <table:table-cell table:formula="of:=MONTH([.G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Markowski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Grodzka 5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11-09" calcext:value-type="date">
            <text:p>2012-11-09</text:p>
          </table:table-cell>
          <table:table-cell table:formula="of:=MONTH([.G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Górecka</text:p>
          </table:table-cell>
          <table:table-cell office:value-type="string" calcext:value-type="string">
            <text:p><text:s text:c="2"/>Dari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W¹ska 2</text:p>
          </table:table-cell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11-07" calcext:value-type="date">
            <text:p>2012-11-07</text:p>
          </table:table-cell>
          <table:table-cell table:formula="of:=MONTH([.G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Czerwiñska</text:p>
          </table:table-cell>
          <table:table-cell office:value-type="string" calcext:value-type="string">
            <text:p><text:s text:c="2"/>Joan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Krêta 14</text:p>
          </table:table-cell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05-23" calcext:value-type="date">
            <text:p>2012-05-23</text:p>
          </table:table-cell>
          <table:table-cell table:formula="of:=MONTH([.G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irski</text:p>
          </table:table-cell>
          <table:table-cell office:value-type="string" calcext:value-type="string">
            <text:p><text:s text:c="2"/>Micha³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47</text:p>
          </table:table-cell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06-22" calcext:value-type="date">
            <text:p>2012-06-22</text:p>
          </table:table-cell>
          <table:table-cell table:formula="of:=MONTH([.G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Markowski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Grodzka 5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4-27" calcext:value-type="date">
            <text:p>2012-04-27</text:p>
          </table:table-cell>
          <table:table-cell table:formula="of:=MONTH([.G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 text:c="2"/>Roman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Reja 43</text:p>
          </table:table-cell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10-17" calcext:value-type="date">
            <text:p>2012-10-17</text:p>
          </table:table-cell>
          <table:table-cell table:formula="of:=MONTH([.G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 text:c="2"/>Pawe³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Mickiewicza 46</text:p>
          </table:table-cell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4-21" calcext:value-type="date">
            <text:p>2012-04-21</text:p>
          </table:table-cell>
          <table:table-cell table:formula="of:=MONTH([.G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Góra</text:p>
          </table:table-cell>
          <table:table-cell office:value-type="string" calcext:value-type="string">
            <text:p><text:s text:c="2"/>Grzegor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oja 1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1-19" calcext:value-type="date">
            <text:p>2012-01-19</text:p>
          </table:table-cell>
          <table:table-cell table:formula="of:=MONTH([.G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Giziñski</text:p>
          </table:table-cell>
          <table:table-cell office:value-type="string" calcext:value-type="string">
            <text:p><text:s text:c="2"/>Konrad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Szeroka 1</text:p>
          </table:table-cell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09-23" calcext:value-type="date">
            <text:p>2012-09-23</text:p>
          </table:table-cell>
          <table:table-cell table:formula="of:=MONTH([.G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 text:c="2"/>Piotr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Krótka 1</text:p>
          </table:table-cell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3-15" calcext:value-type="date">
            <text:p>2012-03-15</text:p>
          </table:table-cell>
          <table:table-cell table:formula="of:=MONTH([.G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Adamska</text:p>
          </table:table-cell>
          <table:table-cell office:value-type="string" calcext:value-type="string">
            <text:p><text:s text:c="2"/>Ewelin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Reja 1</text:p>
          </table:table-cell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04-05" calcext:value-type="date">
            <text:p>2012-04-05</text:p>
          </table:table-cell>
          <table:table-cell table:formula="of:=MONTH([.G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Nowakowski</text:p>
          </table:table-cell>
          <table:table-cell office:value-type="string" calcext:value-type="string">
            <text:p><text:s text:c="2"/>Marcin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Mi³osza 31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4-09" calcext:value-type="date">
            <text:p>2012-04-09</text:p>
          </table:table-cell>
          <table:table-cell table:formula="of:=MONTH([.G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isowski</text:p>
          </table:table-cell>
          <table:table-cell office:value-type="string" calcext:value-type="string">
            <text:p><text:s text:c="2"/>Tomas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Mohna 11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10-02" calcext:value-type="date">
            <text:p>2012-10-02</text:p>
          </table:table-cell>
          <table:table-cell table:formula="of:=MONTH([.G1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Wilk</text:p>
          </table:table-cell>
          <table:table-cell office:value-type="string" calcext:value-type="string">
            <text:p><text:s text:c="2"/>Ewa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Reja 22</text:p>
          </table:table-cell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10-12" calcext:value-type="date">
            <text:p>2012-10-12</text:p>
          </table:table-cell>
          <table:table-cell table:formula="of:=MONTH([.G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 text:c="2"/>Roman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Reja 43</text:p>
          </table:table-cell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12-28" calcext:value-type="date">
            <text:p>2012-12-28</text:p>
          </table:table-cell>
          <table:table-cell table:formula="of:=MONTH([.G1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Walec</text:p>
          </table:table-cell>
          <table:table-cell office:value-type="string" calcext:value-type="string">
            <text:p><text:s text:c="2"/>Micha³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Mickiewicza 45</text:p>
          </table:table-cell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11-25" calcext:value-type="date">
            <text:p>2012-11-25</text:p>
          </table:table-cell>
          <table:table-cell table:formula="of:=MONTH([.G2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Makowicz</text:p>
          </table:table-cell>
          <table:table-cell office:value-type="string" calcext:value-type="string">
            <text:p><text:s text:c="2"/>Micha³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44</text:p>
          </table:table-cell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09-23" calcext:value-type="date">
            <text:p>2012-09-23</text:p>
          </table:table-cell>
          <table:table-cell table:formula="of:=MONTH([.G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Krêta 47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7-11" calcext:value-type="date">
            <text:p>2012-07-11</text:p>
          </table:table-cell>
          <table:table-cell table:formula="of:=MONTH([.G2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Wysocka</text:p>
          </table:table-cell>
          <table:table-cell office:value-type="string" calcext:value-type="string">
            <text:p><text:s text:c="2"/>Malwina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S³owackiego 44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8-05" calcext:value-type="date">
            <text:p>2012-08-05</text:p>
          </table:table-cell>
          <table:table-cell table:formula="of:=MONTH([.G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/>Roman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Marszaowska 12</text:p>
          </table:table-cell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04-24" calcext:value-type="date">
            <text:p>2012-04-24</text:p>
          </table:table-cell>
          <table:table-cell table:formula="of:=MONTH([.G2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Janowski</text:p>
          </table:table-cell>
          <table:table-cell office:value-type="string" calcext:value-type="string">
            <text:p><text:s text:c="2"/>Micha³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3-go Maja 31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1-26" calcext:value-type="date">
            <text:p>2012-01-26</text:p>
          </table:table-cell>
          <table:table-cell table:formula="of:=MONTH([.G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Norek</text:p>
          </table:table-cell>
          <table:table-cell office:value-type="string" calcext:value-type="string">
            <text:p><text:s text:c="2"/>Mari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34</text:p>
          </table:table-cell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6-12" calcext:value-type="date">
            <text:p>2012-06-12</text:p>
          </table:table-cell>
          <table:table-cell table:formula="of:=MONTH([.G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Nowakowski</text:p>
          </table:table-cell>
          <table:table-cell office:value-type="string" calcext:value-type="string">
            <text:p><text:s text:c="2"/>Marcin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Mi³osza 31</text:p>
          </table:table-cell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3-19" calcext:value-type="date">
            <text:p>2012-03-19</text:p>
          </table:table-cell>
          <table:table-cell table:formula="of:=MONTH([.G2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¯bik</text:p>
          </table:table-cell>
          <table:table-cell office:value-type="string" calcext:value-type="string">
            <text:p><text:s text:c="2"/>Janus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Jêczmienna 2</text:p>
          </table:table-cell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12-11" calcext:value-type="date">
            <text:p>2012-12-11</text:p>
          </table:table-cell>
          <table:table-cell table:formula="of:=MONTH([.G2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Nowakowski</text:p>
          </table:table-cell>
          <table:table-cell office:value-type="string" calcext:value-type="string">
            <text:p><text:s text:c="2"/>Marcin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Mi³osza 31</text:p>
          </table:table-cell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09-06" calcext:value-type="date">
            <text:p>2012-09-06</text:p>
          </table:table-cell>
          <table:table-cell table:formula="of:=MONTH([.G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 text:c="2"/>Roman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Reja 43</text:p>
          </table:table-cell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11-01" calcext:value-type="date">
            <text:p>2012-11-01</text:p>
          </table:table-cell>
          <table:table-cell table:formula="of:=MONTH([.G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Bia³kowski</text:p>
          </table:table-cell>
          <table:table-cell office:value-type="string" calcext:value-type="string">
            <text:p><text:s text:c="2"/>Pawe³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Jêczmienna 2</text:p>
          </table:table-cell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10-28" calcext:value-type="date">
            <text:p>2012-10-28</text:p>
          </table:table-cell>
          <table:table-cell table:formula="of:=MONTH([.G3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Bia³kowski</text:p>
          </table:table-cell>
          <table:table-cell office:value-type="string" calcext:value-type="string">
            <text:p><text:s text:c="2"/>Pawe³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Jêczmienna 2</text:p>
          </table:table-cell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5-11" calcext:value-type="date">
            <text:p>2012-05-11</text:p>
          </table:table-cell>
          <table:table-cell table:formula="of:=MONTH([.G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 text:c="2"/>Pawe³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Mohna 34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6-08" calcext:value-type="date">
            <text:p>2012-06-08</text:p>
          </table:table-cell>
          <table:table-cell table:formula="of:=MONTH([.G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Barañski</text:p>
          </table:table-cell>
          <table:table-cell office:value-type="string" calcext:value-type="string">
            <text:p><text:s text:c="2"/>Marcin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odmurna 8</text:p>
          </table:table-cell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4-11" calcext:value-type="date">
            <text:p>2012-04-11</text:p>
          </table:table-cell>
          <table:table-cell table:formula="of:=MONTH([.G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Janowska</text:p>
          </table:table-cell>
          <table:table-cell office:value-type="string" calcext:value-type="string">
            <text:p><text:s text:c="2"/>An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7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9-29" calcext:value-type="date">
            <text:p>2012-09-29</text:p>
          </table:table-cell>
          <table:table-cell table:formula="of:=MONTH([.G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Bia³kowski</text:p>
          </table:table-cell>
          <table:table-cell office:value-type="string" calcext:value-type="string">
            <text:p><text:s text:c="2"/>Pawe³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Jêczmienna 2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4-01" calcext:value-type="date">
            <text:p>2012-04-01</text:p>
          </table:table-cell>
          <table:table-cell table:formula="of:=MONTH([.G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Janowska</text:p>
          </table:table-cell>
          <table:table-cell office:value-type="string" calcext:value-type="string">
            <text:p><text:s text:c="2"/>An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7</text:p>
          </table:table-cell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12-28" calcext:value-type="date">
            <text:p>2012-12-28</text:p>
          </table:table-cell>
          <table:table-cell table:formula="of:=MONTH([.G3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Borkowska</text:p>
          </table:table-cell>
          <table:table-cell office:value-type="string" calcext:value-type="string">
            <text:p><text:s text:c="2"/>Maj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Krêta 1</text:p>
          </table:table-cell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08-30" calcext:value-type="date">
            <text:p>2012-08-30</text:p>
          </table:table-cell>
          <table:table-cell table:formula="of:=MONTH([.G3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Gos³awska</text:p>
          </table:table-cell>
          <table:table-cell office:value-type="string" calcext:value-type="string">
            <text:p><text:s text:c="2"/>An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17</text:p>
          </table:table-cell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2-17" calcext:value-type="date">
            <text:p>2012-02-17</text:p>
          </table:table-cell>
          <table:table-cell table:formula="of:=MONTH([.G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Krêta 47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3-08" calcext:value-type="date">
            <text:p>2012-03-08</text:p>
          </table:table-cell>
          <table:table-cell table:formula="of:=MONTH([.G4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Czerwiñska</text:p>
          </table:table-cell>
          <table:table-cell office:value-type="string" calcext:value-type="string">
            <text:p><text:s text:c="2"/>Joan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Krêta 14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3-10" calcext:value-type="date">
            <text:p>2012-03-10</text:p>
          </table:table-cell>
          <table:table-cell table:formula="of:=MONTH([.G4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Borkowski</text:p>
          </table:table-cell>
          <table:table-cell office:value-type="string" calcext:value-type="string">
            <text:p><text:s/>Andrzej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Mickiewicza 1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8-31" calcext:value-type="date">
            <text:p>2012-08-31</text:p>
          </table:table-cell>
          <table:table-cell table:formula="of:=MONTH([.G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Domacz</text:p>
          </table:table-cell>
          <table:table-cell office:value-type="string" calcext:value-type="string">
            <text:p><text:s text:c="2"/>Ew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Nowaka 14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9-08" calcext:value-type="date">
            <text:p>2012-09-08</text:p>
          </table:table-cell>
          <table:table-cell table:formula="of:=MONTH([.G4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Korzeniowska</text:p>
          </table:table-cell>
          <table:table-cell office:value-type="string" calcext:value-type="string">
            <text:p><text:s text:c="2"/>Eweli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Kwiatowa 32</text:p>
          </table:table-cell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11-22" calcext:value-type="date">
            <text:p>2012-11-22</text:p>
          </table:table-cell>
          <table:table-cell table:formula="of:=MONTH([.G4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Gos³awska</text:p>
          </table:table-cell>
          <table:table-cell office:value-type="string" calcext:value-type="string">
            <text:p><text:s text:c="2"/>An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17</text:p>
          </table:table-cell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10-18" calcext:value-type="date">
            <text:p>2012-10-18</text:p>
          </table:table-cell>
          <table:table-cell table:formula="of:=MONTH([.G4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Mi³ek</text:p>
          </table:table-cell>
          <table:table-cell office:value-type="string" calcext:value-type="string">
            <text:p><text:s text:c="2"/>Ilon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Nowa 3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8-14" calcext:value-type="date">
            <text:p>2012-08-14</text:p>
          </table:table-cell>
          <table:table-cell table:formula="of:=MONTH([.G4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Mirowska</text:p>
          </table:table-cell>
          <table:table-cell office:value-type="string" calcext:value-type="string">
            <text:p><text:s text:c="2"/>Eweli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³owackiego 11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5-30" calcext:value-type="date">
            <text:p>2012-05-30</text:p>
          </table:table-cell>
          <table:table-cell table:formula="of:=MONTH([.G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arkowski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Grodzka 5</text:p>
          </table:table-cell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6-12" calcext:value-type="date">
            <text:p>2012-06-12</text:p>
          </table:table-cell>
          <table:table-cell table:formula="of:=MONTH([.G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Krótka 7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3-19" calcext:value-type="date">
            <text:p>2012-03-19</text:p>
          </table:table-cell>
          <table:table-cell table:formula="of:=MONTH([.G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Mi³ek</text:p>
          </table:table-cell>
          <table:table-cell office:value-type="string" calcext:value-type="string">
            <text:p><text:s text:c="2"/>Ilon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Nowa 3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12-11" calcext:value-type="date">
            <text:p>2012-12-11</text:p>
          </table:table-cell>
          <table:table-cell table:formula="of:=MONTH([.G5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Góra</text:p>
          </table:table-cell>
          <table:table-cell office:value-type="string" calcext:value-type="string">
            <text:p><text:s text:c="2"/>Grzegor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oja 1</text:p>
          </table:table-cell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09-06" calcext:value-type="date">
            <text:p>2012-09-06</text:p>
          </table:table-cell>
          <table:table-cell table:formula="of:=MONTH([.G5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Górski</text:p>
          </table:table-cell>
          <table:table-cell office:value-type="string" calcext:value-type="string">
            <text:p><text:s text:c="2"/>£ukas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eja 2</text:p>
          </table:table-cell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11-01" calcext:value-type="date">
            <text:p>2012-11-01</text:p>
          </table:table-cell>
          <table:table-cell table:formula="of:=MONTH([.G5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/>Roman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Marszaowska 12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10-28" calcext:value-type="date">
            <text:p>2012-10-28</text:p>
          </table:table-cell>
          <table:table-cell table:formula="of:=MONTH([.G5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Krêta 47</text:p>
          </table:table-cell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5-11" calcext:value-type="date">
            <text:p>2012-05-11</text:p>
          </table:table-cell>
          <table:table-cell table:formula="of:=MONTH([.G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Góra</text:p>
          </table:table-cell>
          <table:table-cell office:value-type="string" calcext:value-type="string">
            <text:p><text:s text:c="2"/>Grzegor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oja 1</text:p>
          </table:table-cell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6-08" calcext:value-type="date">
            <text:p>2012-06-08</text:p>
          </table:table-cell>
          <table:table-cell table:formula="of:=MONTH([.G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Mirowska</text:p>
          </table:table-cell>
          <table:table-cell office:value-type="string" calcext:value-type="string">
            <text:p><text:s text:c="2"/>Eweli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³owackiego 11</text:p>
          </table:table-cell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4-11" calcext:value-type="date">
            <text:p>2012-04-11</text:p>
          </table:table-cell>
          <table:table-cell table:formula="of:=MONTH([.G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Krótka 7</text:p>
          </table:table-cell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9-29" calcext:value-type="date">
            <text:p>2012-09-29</text:p>
          </table:table-cell>
          <table:table-cell table:formula="of:=MONTH([.G5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Wilk</text:p>
          </table:table-cell>
          <table:table-cell office:value-type="string" calcext:value-type="string">
            <text:p><text:s text:c="2"/>Ewa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Reja 22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4-01" calcext:value-type="date">
            <text:p>2012-04-01</text:p>
          </table:table-cell>
          <table:table-cell table:formula="of:=MONTH([.G5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Janowska</text:p>
          </table:table-cell>
          <table:table-cell office:value-type="string" calcext:value-type="string">
            <text:p><text:s text:c="2"/>An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7</text:p>
          </table:table-cell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12-28" calcext:value-type="date">
            <text:p>2012-12-28</text:p>
          </table:table-cell>
          <table:table-cell table:formula="of:=MONTH([.G5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Nowakowski</text:p>
          </table:table-cell>
          <table:table-cell office:value-type="string" calcext:value-type="string">
            <text:p><text:s text:c="2"/>Marcin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Mi³osza 31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4-05" calcext:value-type="date">
            <text:p>2012-04-05</text:p>
          </table:table-cell>
          <table:table-cell table:formula="of:=MONTH([.G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Bolkowski</text:p>
          </table:table-cell>
          <table:table-cell office:value-type="string" calcext:value-type="string">
            <text:p><text:s text:c="2"/>Piotr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Kiliñskiego 11</text:p>
          </table:table-cell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4-09" calcext:value-type="date">
            <text:p>2012-04-09</text:p>
          </table:table-cell>
          <table:table-cell table:formula="of:=MONTH([.G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Bia³kowski</text:p>
          </table:table-cell>
          <table:table-cell office:value-type="string" calcext:value-type="string">
            <text:p><text:s text:c="2"/>Pawe³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Jêczmienna 2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10-02" calcext:value-type="date">
            <text:p>2012-10-02</text:p>
          </table:table-cell>
          <table:table-cell table:formula="of:=MONTH([.G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Krótka 7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10-12" calcext:value-type="date">
            <text:p>2012-10-12</text:p>
          </table:table-cell>
          <table:table-cell table:formula="of:=MONTH([.G6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Krêta 47</text:p>
          </table:table-cell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12-28" calcext:value-type="date">
            <text:p>2012-12-28</text:p>
          </table:table-cell>
          <table:table-cell table:formula="of:=MONTH([.G6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Kwiatkowski</text:p>
          </table:table-cell>
          <table:table-cell office:value-type="string" calcext:value-type="string">
            <text:p><text:s text:c="2"/>Tomasz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S³owackiego 17</text:p>
          </table:table-cell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11-25" calcext:value-type="date">
            <text:p>2012-11-25</text:p>
          </table:table-cell>
          <table:table-cell table:formula="of:=MONTH([.G6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 text:c="2"/>Pawe³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Mohna 34</text:p>
          </table:table-cell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9-23" calcext:value-type="date">
            <text:p>2012-09-23</text:p>
          </table:table-cell>
          <table:table-cell table:formula="of:=MONTH([.G6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Góra</text:p>
          </table:table-cell>
          <table:table-cell office:value-type="string" calcext:value-type="string">
            <text:p><text:s text:c="2"/>Grzegor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oja 1</text:p>
          </table:table-cell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7-11" calcext:value-type="date">
            <text:p>2012-07-11</text:p>
          </table:table-cell>
          <table:table-cell table:formula="of:=MONTH([.G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 text:c="2"/>Piotr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Krótka 1</text:p>
          </table:table-cell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8-05" calcext:value-type="date">
            <text:p>2012-08-05</text:p>
          </table:table-cell>
          <table:table-cell table:formula="of:=MONTH([.G6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Lipowski</text:p>
          </table:table-cell>
          <table:table-cell office:value-type="string" calcext:value-type="string">
            <text:p><text:s text:c="2"/>Adam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D³uga 14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4-24" calcext:value-type="date">
            <text:p>2012-04-24</text:p>
          </table:table-cell>
          <table:table-cell table:formula="of:=MONTH([.G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Barañski</text:p>
          </table:table-cell>
          <table:table-cell office:value-type="string" calcext:value-type="string">
            <text:p><text:s text:c="2"/>Marcin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odmurna 8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1-26" calcext:value-type="date">
            <text:p>2012-01-26</text:p>
          </table:table-cell>
          <table:table-cell table:formula="of:=MONTH([.G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Giziñski</text:p>
          </table:table-cell>
          <table:table-cell office:value-type="string" calcext:value-type="string">
            <text:p><text:s text:c="2"/>Konrad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Szeroka 1</text:p>
          </table:table-cell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6-12" calcext:value-type="date">
            <text:p>2012-06-12</text:p>
          </table:table-cell>
          <table:table-cell table:formula="of:=MONTH([.G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¯ak</text:p>
          </table:table-cell>
          <table:table-cell office:value-type="string" calcext:value-type="string">
            <text:p><text:s text:c="2"/>Karol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2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3-19" calcext:value-type="date">
            <text:p>2012-03-19</text:p>
          </table:table-cell>
          <table:table-cell table:formula="of:=MONTH([.G7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Krótka 7</text:p>
          </table:table-cell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12-11" calcext:value-type="date">
            <text:p>2012-12-11</text:p>
          </table:table-cell>
          <table:table-cell table:formula="of:=MONTH([.G7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Górecka</text:p>
          </table:table-cell>
          <table:table-cell office:value-type="string" calcext:value-type="string">
            <text:p><text:s text:c="2"/>Dari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W¹ska 2</text:p>
          </table:table-cell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9-06" calcext:value-type="date">
            <text:p>2012-09-06</text:p>
          </table:table-cell>
          <table:table-cell table:formula="of:=MONTH([.G7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Czarnecki</text:p>
          </table:table-cell>
          <table:table-cell office:value-type="string" calcext:value-type="string">
            <text:p><text:s text:c="2"/>Tomas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Grodzka 11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12-15" calcext:value-type="date">
            <text:p>2012-12-15</text:p>
          </table:table-cell>
          <table:table-cell table:formula="of:=MONTH([.G7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Zaczyk</text:p>
          </table:table-cell>
          <table:table-cell office:value-type="string" calcext:value-type="string">
            <text:p><text:s text:c="2"/>Justyn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Mickiewicza 8</text:p>
          </table:table-cell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9-12" calcext:value-type="date">
            <text:p>2012-09-12</text:p>
          </table:table-cell>
          <table:table-cell table:formula="of:=MONTH([.G7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 text:c="2"/>Pawe³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Mohna 34</text:p>
          </table:table-cell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11-09" calcext:value-type="date">
            <text:p>2012-11-09</text:p>
          </table:table-cell>
          <table:table-cell table:formula="of:=MONTH([.G7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Górski</text:p>
          </table:table-cell>
          <table:table-cell office:value-type="string" calcext:value-type="string">
            <text:p><text:s text:c="2"/>£ukas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eja 2</text:p>
          </table:table-cell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11-07" calcext:value-type="date">
            <text:p>2012-11-07</text:p>
          </table:table-cell>
          <table:table-cell table:formula="of:=MONTH([.G7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Nowicka</text:p>
          </table:table-cell>
          <table:table-cell office:value-type="string" calcext:value-type="string">
            <text:p><text:s text:c="2"/>Beat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Mickiewicza 76</text:p>
          </table:table-cell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5-23" calcext:value-type="date">
            <text:p>2012-05-23</text:p>
          </table:table-cell>
          <table:table-cell table:formula="of:=MONTH([.G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Adamska</text:p>
          </table:table-cell>
          <table:table-cell office:value-type="string" calcext:value-type="string">
            <text:p><text:s text:c="2"/>Ewelin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Reja 1</text:p>
          </table:table-cell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6-22" calcext:value-type="date">
            <text:p>2012-06-22</text:p>
          </table:table-cell>
          <table:table-cell table:formula="of:=MONTH([.G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Nowicka</text:p>
          </table:table-cell>
          <table:table-cell office:value-type="string" calcext:value-type="string">
            <text:p><text:s text:c="2"/>Beat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Mickiewicza 76</text:p>
          </table:table-cell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4-27" calcext:value-type="date">
            <text:p>2012-04-27</text:p>
          </table:table-cell>
          <table:table-cell table:formula="of:=MONTH([.G8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Lipka</text:p>
          </table:table-cell>
          <table:table-cell office:value-type="string" calcext:value-type="string">
            <text:p><text:s text:c="2"/>Lech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W¹ska 76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10-17" calcext:value-type="date">
            <text:p>2012-10-17</text:p>
          </table:table-cell>
          <table:table-cell table:formula="of:=MONTH([.G8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Krêta 47</text:p>
          </table:table-cell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4-21" calcext:value-type="date">
            <text:p>2012-04-21</text:p>
          </table:table-cell>
          <table:table-cell table:formula="of:=MONTH([.G8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Janowski</text:p>
          </table:table-cell>
          <table:table-cell office:value-type="string" calcext:value-type="string">
            <text:p><text:s text:c="2"/>Micha³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3-go Maja 31</text:p>
          </table:table-cell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01-19" calcext:value-type="date">
            <text:p>2012-01-19</text:p>
          </table:table-cell>
          <table:table-cell table:formula="of:=MONTH([.G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Wilk</text:p>
          </table:table-cell>
          <table:table-cell office:value-type="string" calcext:value-type="string">
            <text:p><text:s text:c="2"/>Ewa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Reja 22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9-23" calcext:value-type="date">
            <text:p>2012-09-23</text:p>
          </table:table-cell>
          <table:table-cell table:formula="of:=MONTH([.G8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Domacz</text:p>
          </table:table-cell>
          <table:table-cell office:value-type="string" calcext:value-type="string">
            <text:p><text:s text:c="2"/>Ew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Nowaka 14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3-15" calcext:value-type="date">
            <text:p>2012-03-15</text:p>
          </table:table-cell>
          <table:table-cell table:formula="of:=MONTH([.G8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¯ak</text:p>
          </table:table-cell>
          <table:table-cell office:value-type="string" calcext:value-type="string">
            <text:p><text:s text:c="2"/>Karol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Szeroka 2</text:p>
          </table:table-cell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4-05" calcext:value-type="date">
            <text:p>2012-04-05</text:p>
          </table:table-cell>
          <table:table-cell table:formula="of:=MONTH([.G8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Bolkowski</text:p>
          </table:table-cell>
          <table:table-cell office:value-type="string" calcext:value-type="string">
            <text:p><text:s text:c="2"/>Piotr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Kiliñskiego 11</text:p>
          </table:table-cell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4-09" calcext:value-type="date">
            <text:p>2012-04-09</text:p>
          </table:table-cell>
          <table:table-cell table:formula="of:=MONTH([.G8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Górski</text:p>
          </table:table-cell>
          <table:table-cell office:value-type="string" calcext:value-type="string">
            <text:p><text:s text:c="2"/>£ukas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eja 2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10-02" calcext:value-type="date">
            <text:p>2012-10-02</text:p>
          </table:table-cell>
          <table:table-cell table:formula="of:=MONTH([.G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Górski</text:p>
          </table:table-cell>
          <table:table-cell office:value-type="string" calcext:value-type="string">
            <text:p><text:s text:c="2"/>£ukas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eja 2</text:p>
          </table:table-cell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10-12" calcext:value-type="date">
            <text:p>2012-10-12</text:p>
          </table:table-cell>
          <table:table-cell table:formula="of:=MONTH([.G9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 text:c="2"/>Marek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Krótka 7</text:p>
          </table:table-cell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3-15" calcext:value-type="date">
            <text:p>2012-03-15</text:p>
          </table:table-cell>
          <table:table-cell table:formula="of:=MONTH([.G9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Mi³ek</text:p>
          </table:table-cell>
          <table:table-cell office:value-type="string" calcext:value-type="string">
            <text:p><text:s text:c="2"/>Ilon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Nowa 3</text:p>
          </table:table-cell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4-05" calcext:value-type="date">
            <text:p>2012-04-05</text:p>
          </table:table-cell>
          <table:table-cell table:formula="of:=MONTH([.G9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Ogórek</text:p>
          </table:table-cell>
          <table:table-cell office:value-type="string" calcext:value-type="string">
            <text:p><text:s text:c="2"/>Magda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Kwiatowa 8</text:p>
          </table:table-cell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4-09" calcext:value-type="date">
            <text:p>2012-04-09</text:p>
          </table:table-cell>
          <table:table-cell table:formula="of:=MONTH([.G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Artowska</text:p>
          </table:table-cell>
          <table:table-cell office:value-type="string" calcext:value-type="string">
            <text:p><text:s text:c="2"/>Ilona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Kiliñskiego 34</text:p>
          </table:table-cell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10-02" calcext:value-type="date">
            <text:p>2012-10-02</text:p>
          </table:table-cell>
          <table:table-cell table:formula="of:=MONTH([.G9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Giziñski</text:p>
          </table:table-cell>
          <table:table-cell office:value-type="string" calcext:value-type="string">
            <text:p><text:s text:c="2"/>Konrad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Szeroka 1</text:p>
          </table:table-cell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10-12" calcext:value-type="date">
            <text:p>2012-10-12</text:p>
          </table:table-cell>
          <table:table-cell table:formula="of:=MONTH([.G9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Leñski</text:p>
          </table:table-cell>
          <table:table-cell office:value-type="string" calcext:value-type="string">
            <text:p><text:s text:c="2"/>Adam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Krótka 32</text:p>
          </table:table-cell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10-02" calcext:value-type="date">
            <text:p>2012-10-02</text:p>
          </table:table-cell>
          <table:table-cell table:formula="of:=MONTH([.G96])" office:value-type="float" office:value="10" calcext:value-type="float">
            <text:p>10</text:p>
          </table:table-cell>
        </table:table-row>
      </table:table>
      <table:table table:name="a)" table:style-name="ta1">
        <table:table-column table:style-name="co1" table:default-cell-style-name="ce27"/>
        <table:table-column table:style-name="co1" table:default-cell-style-name="ce31"/>
        <table:table-row table:style-name="ro1">
          <table:table-cell table:style-name="ce25" office:value-type="string" calcext:value-type="string">
            <text:p><text:s/>Nazwa_towaru</text:p>
          </table:table-cell>
          <table:table-cell table:style-name="ce29" office:value-type="string" calcext:value-type="string">
            <text:p>Count - <text:s/>Nazwa_towaru</text:p>
          </table:table-cell>
        </table:table-row>
        <table:table-row table:style-name="ro1">
          <table:table-cell table:style-name="ce26" office:value-type="string" calcext:value-type="string">
            <text:p><text:s/>Czajnik elektryczny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Lodówk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Mikrofalówk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P³yta indukcyj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Piekarni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Zmywarka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1">
          <table:table-cell table:style-name="ce28" office:value-type="string" calcext:value-type="string">
            <text:p>Total Result</text:p>
          </table:table-cell>
          <table:table-cell table:style-name="ce33" office:value-type="float" office:value="95" calcext:value-type="float">
            <text:p>95</text:p>
          </table:table-cell>
        </table:table-row>
      </table:table>
      <table:table table:name="b)" table:style-name="ta1">
        <table:shapes>
          <draw:frame draw:z-index="0" draw:style-name="gr1" draw:text-style-name="P1" svg:width="6.2988in" svg:height="3.5429in" svg:x="6.9248in" svg:y="0.1606in">
            <draw:object draw:notify-on-update-of-ranges="'b)'.F2:'b)'.F6 'b)'.G1:'b)'.G1 'b)'.G2:'b)'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7"/>
        <table:table-column table:style-name="co1" table:default-cell-style-name="ce31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25" office:value-type="string" calcext:value-type="string">
            <text:p><text:s text:c="2"/>Miejscowoœæ</text:p>
          </table:table-cell>
          <table:table-cell table:style-name="ce29" office:value-type="string" calcext:value-type="string">
            <text:p>Count - <text:s text:c="2"/>Miejscowoœæ</text:p>
          </table:table-cell>
          <table:table-cell office:value-type="string" calcext:value-type="string">
            <text:p>Procent</text:p>
          </table:table-cell>
          <table:table-cell table:number-columns-repeated="2"/>
          <table:table-cell table:style-name="ce2" office:value-type="string" calcext:value-type="string">
            <text:p><text:s text:c="2"/>Miejscowoœæ</text:p>
          </table:table-cell>
          <table:table-cell office:value-type="string" calcext:value-type="string">
            <text:p>Procent</text:p>
          </table:table-cell>
        </table:table-row>
        <table:table-row table:style-name="ro1">
          <table:table-cell table:style-name="ce26" office:value-type="string" calcext:value-type="string">
            <text:p><text:s/>Gdañsk</text:p>
          </table:table-cell>
          <table:table-cell table:style-name="ce30" office:value-type="float" office:value="13" calcext:value-type="float">
            <text:p>13</text:p>
          </table:table-cell>
          <table:table-cell table:formula="of:=ROUND([.B2]/[.B$7]; 2)*100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<text:s/>Gdañsk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/>Poznañ</text:p>
          </table:table-cell>
          <table:table-cell office:value-type="float" office:value="24" calcext:value-type="float">
            <text:p>24</text:p>
          </table:table-cell>
          <table:table-cell table:formula="of:=ROUND([.B3]/[.B$7]; 2)*100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Poznañ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/>Szczecin</text:p>
          </table:table-cell>
          <table:table-cell office:value-type="float" office:value="6" calcext:value-type="float">
            <text:p>6</text:p>
          </table:table-cell>
          <table:table-cell table:formula="of:=ROUND([.B4]/[.B$7]; 2)*100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<text:s/>Szczec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Warszawa</text:p>
          </table:table-cell>
          <table:table-cell office:value-type="float" office:value="47" calcext:value-type="float">
            <text:p>47</text:p>
          </table:table-cell>
          <table:table-cell table:formula="of:=ROUND([.B5]/[.B$7]; 2)*100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<text:s/>Warszaw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s/>Wroc³aw</text:p>
          </table:table-cell>
          <table:table-cell table:style-name="ce32" office:value-type="float" office:value="5" calcext:value-type="float">
            <text:p>5</text:p>
          </table:table-cell>
          <table:table-cell table:formula="of:=ROUND([.B6]/[.B$7]; 2)*100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Wroc³a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8" office:value-type="string" calcext:value-type="string">
            <text:p>Total Result</text:p>
          </table:table-cell>
          <table:table-cell table:style-name="ce33" office:value-type="float" office:value="95" calcext:value-type="float">
            <text:p>95</text:p>
          </table:table-cell>
          <table:table-cell table:number-columns-repeated="3"/>
          <table:table-cell table:style-name="ce5" office:value-type="string" calcext:value-type="string">
            <text:p>Total Result</text:p>
          </table:table-cell>
          <table:table-cell/>
        </table:table-row>
      </table:table>
      <table:table table:name="c)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Nazwa_towaru</text:p>
          </table:table-cell>
          <table:table-cell office:value-type="string" calcext:value-type="string">
            <text:p><text:s/>Cena</text:p>
          </table:table-cell>
          <table:table-cell table:style-name="Default" office:value-type="string" calcext:value-type="string">
            <text:p><text:s/>Data zakupu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waru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3-21" calcext:value-type="date">
            <text:p>2012-03-21</text:p>
          </table:table-cell>
          <table:table-cell table:formula="of:=MONTH([.C2])" office:value-type="float" office:value="3" calcext:value-type="float">
            <text:p>3</text:p>
          </table:table-cell>
          <table:table-cell table:formula="of:=IF(AND([.D2]=3; [.A2] = &quot; Zmywarka&quot;))" office:value-type="boolean" office:boolean-value="false" calcext:value-type="boolean">
            <text:p>FALSE</text:p>
          </table:table-cell>
          <table:table-cell/>
          <table:table-cell table:style-name="ce12" table:formula="of:=COUNTIF([.E:.E]; 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12-15" calcext:value-type="date">
            <text:p>2012-12-15</text:p>
          </table:table-cell>
          <table:table-cell table:formula="of:=MONTH([.C3])" office:value-type="float" office:value="12" calcext:value-type="float">
            <text:p>12</text:p>
          </table:table-cell>
          <table:table-cell table:formula="of:=IF(AND([.D3]=3; [.A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9-12" calcext:value-type="date">
            <text:p>2012-09-12</text:p>
          </table:table-cell>
          <table:table-cell table:formula="of:=MONTH([.C4])" office:value-type="float" office:value="9" calcext:value-type="float">
            <text:p>9</text:p>
          </table:table-cell>
          <table:table-cell table:formula="of:=IF(AND([.D4]=3; [.A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11-09" calcext:value-type="date">
            <text:p>2012-11-09</text:p>
          </table:table-cell>
          <table:table-cell table:formula="of:=MONTH([.C5])" office:value-type="float" office:value="11" calcext:value-type="float">
            <text:p>11</text:p>
          </table:table-cell>
          <table:table-cell table:formula="of:=IF(AND([.D5]=3; [.A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11-07" calcext:value-type="date">
            <text:p>2012-11-07</text:p>
          </table:table-cell>
          <table:table-cell table:formula="of:=MONTH([.C6])" office:value-type="float" office:value="11" calcext:value-type="float">
            <text:p>11</text:p>
          </table:table-cell>
          <table:table-cell table:formula="of:=IF(AND([.D6]=3; [.A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05-23" calcext:value-type="date">
            <text:p>2012-05-23</text:p>
          </table:table-cell>
          <table:table-cell table:formula="of:=MONTH([.C7])" office:value-type="float" office:value="5" calcext:value-type="float">
            <text:p>5</text:p>
          </table:table-cell>
          <table:table-cell table:formula="of:=IF(AND([.D7]=3; [.A7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06-22" calcext:value-type="date">
            <text:p>2012-06-22</text:p>
          </table:table-cell>
          <table:table-cell table:formula="of:=MONTH([.C8])" office:value-type="float" office:value="6" calcext:value-type="float">
            <text:p>6</text:p>
          </table:table-cell>
          <table:table-cell table:formula="of:=IF(AND([.D8]=3; [.A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4-27" calcext:value-type="date">
            <text:p>2012-04-27</text:p>
          </table:table-cell>
          <table:table-cell table:formula="of:=MONTH([.C9])" office:value-type="float" office:value="4" calcext:value-type="float">
            <text:p>4</text:p>
          </table:table-cell>
          <table:table-cell table:formula="of:=IF(AND([.D9]=3; [.A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10-17" calcext:value-type="date">
            <text:p>2012-10-17</text:p>
          </table:table-cell>
          <table:table-cell table:formula="of:=MONTH([.C10])" office:value-type="float" office:value="10" calcext:value-type="float">
            <text:p>10</text:p>
          </table:table-cell>
          <table:table-cell table:formula="of:=IF(AND([.D10]=3; [.A1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4-21" calcext:value-type="date">
            <text:p>2012-04-21</text:p>
          </table:table-cell>
          <table:table-cell table:formula="of:=MONTH([.C11])" office:value-type="float" office:value="4" calcext:value-type="float">
            <text:p>4</text:p>
          </table:table-cell>
          <table:table-cell table:formula="of:=IF(AND([.D11]=3; [.A1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1-19" calcext:value-type="date">
            <text:p>2012-01-19</text:p>
          </table:table-cell>
          <table:table-cell table:formula="of:=MONTH([.C12])" office:value-type="float" office:value="1" calcext:value-type="float">
            <text:p>1</text:p>
          </table:table-cell>
          <table:table-cell table:formula="of:=IF(AND([.D12]=3; [.A1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09-23" calcext:value-type="date">
            <text:p>2012-09-23</text:p>
          </table:table-cell>
          <table:table-cell table:formula="of:=MONTH([.C13])" office:value-type="float" office:value="9" calcext:value-type="float">
            <text:p>9</text:p>
          </table:table-cell>
          <table:table-cell table:formula="of:=IF(AND([.D13]=3; [.A1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3-15" calcext:value-type="date">
            <text:p>2012-03-15</text:p>
          </table:table-cell>
          <table:table-cell table:formula="of:=MONTH([.C14])" office:value-type="float" office:value="3" calcext:value-type="float">
            <text:p>3</text:p>
          </table:table-cell>
          <table:table-cell table:formula="of:=IF(AND([.D14]=3; [.A14] = &quot; Zmywarka&quot;))" office:value-type="boolean" office:boolean-value="true" calcext:value-type="boolean">
            <text:p>TRUE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04-05" calcext:value-type="date">
            <text:p>2012-04-05</text:p>
          </table:table-cell>
          <table:table-cell table:formula="of:=MONTH([.C15])" office:value-type="float" office:value="4" calcext:value-type="float">
            <text:p>4</text:p>
          </table:table-cell>
          <table:table-cell table:formula="of:=IF(AND([.D15]=3; [.A1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4-09" calcext:value-type="date">
            <text:p>2012-04-09</text:p>
          </table:table-cell>
          <table:table-cell table:formula="of:=MONTH([.C16])" office:value-type="float" office:value="4" calcext:value-type="float">
            <text:p>4</text:p>
          </table:table-cell>
          <table:table-cell table:formula="of:=IF(AND([.D16]=3; [.A1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10-02" calcext:value-type="date">
            <text:p>2012-10-02</text:p>
          </table:table-cell>
          <table:table-cell table:formula="of:=MONTH([.C17])" office:value-type="float" office:value="10" calcext:value-type="float">
            <text:p>10</text:p>
          </table:table-cell>
          <table:table-cell table:formula="of:=IF(AND([.D17]=3; [.A17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10-12" calcext:value-type="date">
            <text:p>2012-10-12</text:p>
          </table:table-cell>
          <table:table-cell table:formula="of:=MONTH([.C18])" office:value-type="float" office:value="10" calcext:value-type="float">
            <text:p>10</text:p>
          </table:table-cell>
          <table:table-cell table:formula="of:=IF(AND([.D18]=3; [.A1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12-28" calcext:value-type="date">
            <text:p>2012-12-28</text:p>
          </table:table-cell>
          <table:table-cell table:formula="of:=MONTH([.C19])" office:value-type="float" office:value="12" calcext:value-type="float">
            <text:p>12</text:p>
          </table:table-cell>
          <table:table-cell table:formula="of:=IF(AND([.D19]=3; [.A1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11-25" calcext:value-type="date">
            <text:p>2012-11-25</text:p>
          </table:table-cell>
          <table:table-cell table:formula="of:=MONTH([.C20])" office:value-type="float" office:value="11" calcext:value-type="float">
            <text:p>11</text:p>
          </table:table-cell>
          <table:table-cell table:formula="of:=IF(AND([.D20]=3; [.A2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09-23" calcext:value-type="date">
            <text:p>2012-09-23</text:p>
          </table:table-cell>
          <table:table-cell table:formula="of:=MONTH([.C21])" office:value-type="float" office:value="9" calcext:value-type="float">
            <text:p>9</text:p>
          </table:table-cell>
          <table:table-cell table:formula="of:=IF(AND([.D21]=3; [.A2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7-11" calcext:value-type="date">
            <text:p>2012-07-11</text:p>
          </table:table-cell>
          <table:table-cell table:formula="of:=MONTH([.C22])" office:value-type="float" office:value="7" calcext:value-type="float">
            <text:p>7</text:p>
          </table:table-cell>
          <table:table-cell table:formula="of:=IF(AND([.D22]=3; [.A2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8-05" calcext:value-type="date">
            <text:p>2012-08-05</text:p>
          </table:table-cell>
          <table:table-cell table:formula="of:=MONTH([.C23])" office:value-type="float" office:value="8" calcext:value-type="float">
            <text:p>8</text:p>
          </table:table-cell>
          <table:table-cell table:formula="of:=IF(AND([.D23]=3; [.A2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04-24" calcext:value-type="date">
            <text:p>2012-04-24</text:p>
          </table:table-cell>
          <table:table-cell table:formula="of:=MONTH([.C24])" office:value-type="float" office:value="4" calcext:value-type="float">
            <text:p>4</text:p>
          </table:table-cell>
          <table:table-cell table:formula="of:=IF(AND([.D24]=3; [.A2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1-26" calcext:value-type="date">
            <text:p>2012-01-26</text:p>
          </table:table-cell>
          <table:table-cell table:formula="of:=MONTH([.C25])" office:value-type="float" office:value="1" calcext:value-type="float">
            <text:p>1</text:p>
          </table:table-cell>
          <table:table-cell table:formula="of:=IF(AND([.D25]=3; [.A2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6-12" calcext:value-type="date">
            <text:p>2012-06-12</text:p>
          </table:table-cell>
          <table:table-cell table:formula="of:=MONTH([.C26])" office:value-type="float" office:value="6" calcext:value-type="float">
            <text:p>6</text:p>
          </table:table-cell>
          <table:table-cell table:formula="of:=IF(AND([.D26]=3; [.A2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3-19" calcext:value-type="date">
            <text:p>2012-03-19</text:p>
          </table:table-cell>
          <table:table-cell table:formula="of:=MONTH([.C27])" office:value-type="float" office:value="3" calcext:value-type="float">
            <text:p>3</text:p>
          </table:table-cell>
          <table:table-cell table:formula="of:=IF(AND([.D27]=3; [.A27] = &quot; Zmywarka&quot;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12-11" calcext:value-type="date">
            <text:p>2012-12-11</text:p>
          </table:table-cell>
          <table:table-cell table:formula="of:=MONTH([.C28])" office:value-type="float" office:value="12" calcext:value-type="float">
            <text:p>12</text:p>
          </table:table-cell>
          <table:table-cell table:formula="of:=IF(AND([.D28]=3; [.A2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09-06" calcext:value-type="date">
            <text:p>2012-09-06</text:p>
          </table:table-cell>
          <table:table-cell table:formula="of:=MONTH([.C29])" office:value-type="float" office:value="9" calcext:value-type="float">
            <text:p>9</text:p>
          </table:table-cell>
          <table:table-cell table:formula="of:=IF(AND([.D29]=3; [.A2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11-01" calcext:value-type="date">
            <text:p>2012-11-01</text:p>
          </table:table-cell>
          <table:table-cell table:formula="of:=MONTH([.C30])" office:value-type="float" office:value="11" calcext:value-type="float">
            <text:p>11</text:p>
          </table:table-cell>
          <table:table-cell table:formula="of:=IF(AND([.D30]=3; [.A3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10-28" calcext:value-type="date">
            <text:p>2012-10-28</text:p>
          </table:table-cell>
          <table:table-cell table:formula="of:=MONTH([.C31])" office:value-type="float" office:value="10" calcext:value-type="float">
            <text:p>10</text:p>
          </table:table-cell>
          <table:table-cell table:formula="of:=IF(AND([.D31]=3; [.A3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5-11" calcext:value-type="date">
            <text:p>2012-05-11</text:p>
          </table:table-cell>
          <table:table-cell table:formula="of:=MONTH([.C32])" office:value-type="float" office:value="5" calcext:value-type="float">
            <text:p>5</text:p>
          </table:table-cell>
          <table:table-cell table:formula="of:=IF(AND([.D32]=3; [.A3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6-08" calcext:value-type="date">
            <text:p>2012-06-08</text:p>
          </table:table-cell>
          <table:table-cell table:formula="of:=MONTH([.C33])" office:value-type="float" office:value="6" calcext:value-type="float">
            <text:p>6</text:p>
          </table:table-cell>
          <table:table-cell table:formula="of:=IF(AND([.D33]=3; [.A3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4-11" calcext:value-type="date">
            <text:p>2012-04-11</text:p>
          </table:table-cell>
          <table:table-cell table:formula="of:=MONTH([.C34])" office:value-type="float" office:value="4" calcext:value-type="float">
            <text:p>4</text:p>
          </table:table-cell>
          <table:table-cell table:formula="of:=IF(AND([.D34]=3; [.A3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9-29" calcext:value-type="date">
            <text:p>2012-09-29</text:p>
          </table:table-cell>
          <table:table-cell table:formula="of:=MONTH([.C35])" office:value-type="float" office:value="9" calcext:value-type="float">
            <text:p>9</text:p>
          </table:table-cell>
          <table:table-cell table:formula="of:=IF(AND([.D35]=3; [.A3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4-01" calcext:value-type="date">
            <text:p>2012-04-01</text:p>
          </table:table-cell>
          <table:table-cell table:formula="of:=MONTH([.C36])" office:value-type="float" office:value="4" calcext:value-type="float">
            <text:p>4</text:p>
          </table:table-cell>
          <table:table-cell table:formula="of:=IF(AND([.D36]=3; [.A3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12-28" calcext:value-type="date">
            <text:p>2012-12-28</text:p>
          </table:table-cell>
          <table:table-cell table:formula="of:=MONTH([.C37])" office:value-type="float" office:value="12" calcext:value-type="float">
            <text:p>12</text:p>
          </table:table-cell>
          <table:table-cell table:formula="of:=IF(AND([.D37]=3; [.A37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08-30" calcext:value-type="date">
            <text:p>2012-08-30</text:p>
          </table:table-cell>
          <table:table-cell table:formula="of:=MONTH([.C38])" office:value-type="float" office:value="8" calcext:value-type="float">
            <text:p>8</text:p>
          </table:table-cell>
          <table:table-cell table:formula="of:=IF(AND([.D38]=3; [.A3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2-17" calcext:value-type="date">
            <text:p>2012-02-17</text:p>
          </table:table-cell>
          <table:table-cell table:formula="of:=MONTH([.C39])" office:value-type="float" office:value="2" calcext:value-type="float">
            <text:p>2</text:p>
          </table:table-cell>
          <table:table-cell table:formula="of:=IF(AND([.D39]=3; [.A3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3-08" calcext:value-type="date">
            <text:p>2012-03-08</text:p>
          </table:table-cell>
          <table:table-cell table:formula="of:=MONTH([.C40])" office:value-type="float" office:value="3" calcext:value-type="float">
            <text:p>3</text:p>
          </table:table-cell>
          <table:table-cell table:formula="of:=IF(AND([.D40]=3; [.A4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3-10" calcext:value-type="date">
            <text:p>2012-03-10</text:p>
          </table:table-cell>
          <table:table-cell table:formula="of:=MONTH([.C41])" office:value-type="float" office:value="3" calcext:value-type="float">
            <text:p>3</text:p>
          </table:table-cell>
          <table:table-cell table:formula="of:=IF(AND([.D41]=3; [.A4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8-31" calcext:value-type="date">
            <text:p>2012-08-31</text:p>
          </table:table-cell>
          <table:table-cell table:formula="of:=MONTH([.C42])" office:value-type="float" office:value="8" calcext:value-type="float">
            <text:p>8</text:p>
          </table:table-cell>
          <table:table-cell table:formula="of:=IF(AND([.D42]=3; [.A4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9-08" calcext:value-type="date">
            <text:p>2012-09-08</text:p>
          </table:table-cell>
          <table:table-cell table:formula="of:=MONTH([.C43])" office:value-type="float" office:value="9" calcext:value-type="float">
            <text:p>9</text:p>
          </table:table-cell>
          <table:table-cell table:formula="of:=IF(AND([.D43]=3; [.A4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11-22" calcext:value-type="date">
            <text:p>2012-11-22</text:p>
          </table:table-cell>
          <table:table-cell table:formula="of:=MONTH([.C44])" office:value-type="float" office:value="11" calcext:value-type="float">
            <text:p>11</text:p>
          </table:table-cell>
          <table:table-cell table:formula="of:=IF(AND([.D44]=3; [.A4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10-18" calcext:value-type="date">
            <text:p>2012-10-18</text:p>
          </table:table-cell>
          <table:table-cell table:formula="of:=MONTH([.C45])" office:value-type="float" office:value="10" calcext:value-type="float">
            <text:p>10</text:p>
          </table:table-cell>
          <table:table-cell table:formula="of:=IF(AND([.D45]=3; [.A4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8-14" calcext:value-type="date">
            <text:p>2012-08-14</text:p>
          </table:table-cell>
          <table:table-cell table:formula="of:=MONTH([.C46])" office:value-type="float" office:value="8" calcext:value-type="float">
            <text:p>8</text:p>
          </table:table-cell>
          <table:table-cell table:formula="of:=IF(AND([.D46]=3; [.A4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5-30" calcext:value-type="date">
            <text:p>2012-05-30</text:p>
          </table:table-cell>
          <table:table-cell table:formula="of:=MONTH([.C47])" office:value-type="float" office:value="5" calcext:value-type="float">
            <text:p>5</text:p>
          </table:table-cell>
          <table:table-cell table:formula="of:=IF(AND([.D47]=3; [.A47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6-12" calcext:value-type="date">
            <text:p>2012-06-12</text:p>
          </table:table-cell>
          <table:table-cell table:formula="of:=MONTH([.C48])" office:value-type="float" office:value="6" calcext:value-type="float">
            <text:p>6</text:p>
          </table:table-cell>
          <table:table-cell table:formula="of:=IF(AND([.D48]=3; [.A4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3-19" calcext:value-type="date">
            <text:p>2012-03-19</text:p>
          </table:table-cell>
          <table:table-cell table:formula="of:=MONTH([.C49])" office:value-type="float" office:value="3" calcext:value-type="float">
            <text:p>3</text:p>
          </table:table-cell>
          <table:table-cell table:formula="of:=IF(AND([.D49]=3; [.A4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12-11" calcext:value-type="date">
            <text:p>2012-12-11</text:p>
          </table:table-cell>
          <table:table-cell table:formula="of:=MONTH([.C50])" office:value-type="float" office:value="12" calcext:value-type="float">
            <text:p>12</text:p>
          </table:table-cell>
          <table:table-cell table:formula="of:=IF(AND([.D50]=3; [.A5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09-06" calcext:value-type="date">
            <text:p>2012-09-06</text:p>
          </table:table-cell>
          <table:table-cell table:formula="of:=MONTH([.C51])" office:value-type="float" office:value="9" calcext:value-type="float">
            <text:p>9</text:p>
          </table:table-cell>
          <table:table-cell table:formula="of:=IF(AND([.D51]=3; [.A5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11-01" calcext:value-type="date">
            <text:p>2012-11-01</text:p>
          </table:table-cell>
          <table:table-cell table:formula="of:=MONTH([.C52])" office:value-type="float" office:value="11" calcext:value-type="float">
            <text:p>11</text:p>
          </table:table-cell>
          <table:table-cell table:formula="of:=IF(AND([.D52]=3; [.A5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10-28" calcext:value-type="date">
            <text:p>2012-10-28</text:p>
          </table:table-cell>
          <table:table-cell table:formula="of:=MONTH([.C53])" office:value-type="float" office:value="10" calcext:value-type="float">
            <text:p>10</text:p>
          </table:table-cell>
          <table:table-cell table:formula="of:=IF(AND([.D53]=3; [.A5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5-11" calcext:value-type="date">
            <text:p>2012-05-11</text:p>
          </table:table-cell>
          <table:table-cell table:formula="of:=MONTH([.C54])" office:value-type="float" office:value="5" calcext:value-type="float">
            <text:p>5</text:p>
          </table:table-cell>
          <table:table-cell table:formula="of:=IF(AND([.D54]=3; [.A5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6-08" calcext:value-type="date">
            <text:p>2012-06-08</text:p>
          </table:table-cell>
          <table:table-cell table:formula="of:=MONTH([.C55])" office:value-type="float" office:value="6" calcext:value-type="float">
            <text:p>6</text:p>
          </table:table-cell>
          <table:table-cell table:formula="of:=IF(AND([.D55]=3; [.A5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4-11" calcext:value-type="date">
            <text:p>2012-04-11</text:p>
          </table:table-cell>
          <table:table-cell table:formula="of:=MONTH([.C56])" office:value-type="float" office:value="4" calcext:value-type="float">
            <text:p>4</text:p>
          </table:table-cell>
          <table:table-cell table:formula="of:=IF(AND([.D56]=3; [.A5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9-29" calcext:value-type="date">
            <text:p>2012-09-29</text:p>
          </table:table-cell>
          <table:table-cell table:formula="of:=MONTH([.C57])" office:value-type="float" office:value="9" calcext:value-type="float">
            <text:p>9</text:p>
          </table:table-cell>
          <table:table-cell table:formula="of:=IF(AND([.D57]=3; [.A57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4-01" calcext:value-type="date">
            <text:p>2012-04-01</text:p>
          </table:table-cell>
          <table:table-cell table:formula="of:=MONTH([.C58])" office:value-type="float" office:value="4" calcext:value-type="float">
            <text:p>4</text:p>
          </table:table-cell>
          <table:table-cell table:formula="of:=IF(AND([.D58]=3; [.A5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12-28" calcext:value-type="date">
            <text:p>2012-12-28</text:p>
          </table:table-cell>
          <table:table-cell table:formula="of:=MONTH([.C59])" office:value-type="float" office:value="12" calcext:value-type="float">
            <text:p>12</text:p>
          </table:table-cell>
          <table:table-cell table:formula="of:=IF(AND([.D59]=3; [.A5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4-05" calcext:value-type="date">
            <text:p>2012-04-05</text:p>
          </table:table-cell>
          <table:table-cell table:formula="of:=MONTH([.C60])" office:value-type="float" office:value="4" calcext:value-type="float">
            <text:p>4</text:p>
          </table:table-cell>
          <table:table-cell table:formula="of:=IF(AND([.D60]=3; [.A6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4-09" calcext:value-type="date">
            <text:p>2012-04-09</text:p>
          </table:table-cell>
          <table:table-cell table:formula="of:=MONTH([.C61])" office:value-type="float" office:value="4" calcext:value-type="float">
            <text:p>4</text:p>
          </table:table-cell>
          <table:table-cell table:formula="of:=IF(AND([.D61]=3; [.A6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10-02" calcext:value-type="date">
            <text:p>2012-10-02</text:p>
          </table:table-cell>
          <table:table-cell table:formula="of:=MONTH([.C62])" office:value-type="float" office:value="10" calcext:value-type="float">
            <text:p>10</text:p>
          </table:table-cell>
          <table:table-cell table:formula="of:=IF(AND([.D62]=3; [.A6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10-12" calcext:value-type="date">
            <text:p>2012-10-12</text:p>
          </table:table-cell>
          <table:table-cell table:formula="of:=MONTH([.C63])" office:value-type="float" office:value="10" calcext:value-type="float">
            <text:p>10</text:p>
          </table:table-cell>
          <table:table-cell table:formula="of:=IF(AND([.D63]=3; [.A6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12-28" calcext:value-type="date">
            <text:p>2012-12-28</text:p>
          </table:table-cell>
          <table:table-cell table:formula="of:=MONTH([.C64])" office:value-type="float" office:value="12" calcext:value-type="float">
            <text:p>12</text:p>
          </table:table-cell>
          <table:table-cell table:formula="of:=IF(AND([.D64]=3; [.A6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11-25" calcext:value-type="date">
            <text:p>2012-11-25</text:p>
          </table:table-cell>
          <table:table-cell table:formula="of:=MONTH([.C65])" office:value-type="float" office:value="11" calcext:value-type="float">
            <text:p>11</text:p>
          </table:table-cell>
          <table:table-cell table:formula="of:=IF(AND([.D65]=3; [.A6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9-23" calcext:value-type="date">
            <text:p>2012-09-23</text:p>
          </table:table-cell>
          <table:table-cell table:formula="of:=MONTH([.C66])" office:value-type="float" office:value="9" calcext:value-type="float">
            <text:p>9</text:p>
          </table:table-cell>
          <table:table-cell table:formula="of:=IF(AND([.D66]=3; [.A6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7-11" calcext:value-type="date">
            <text:p>2012-07-11</text:p>
          </table:table-cell>
          <table:table-cell table:formula="of:=MONTH([.C67])" office:value-type="float" office:value="7" calcext:value-type="float">
            <text:p>7</text:p>
          </table:table-cell>
          <table:table-cell table:formula="of:=IF(AND([.D67]=3; [.A67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8-05" calcext:value-type="date">
            <text:p>2012-08-05</text:p>
          </table:table-cell>
          <table:table-cell table:formula="of:=MONTH([.C68])" office:value-type="float" office:value="8" calcext:value-type="float">
            <text:p>8</text:p>
          </table:table-cell>
          <table:table-cell table:formula="of:=IF(AND([.D68]=3; [.A6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4-24" calcext:value-type="date">
            <text:p>2012-04-24</text:p>
          </table:table-cell>
          <table:table-cell table:formula="of:=MONTH([.C69])" office:value-type="float" office:value="4" calcext:value-type="float">
            <text:p>4</text:p>
          </table:table-cell>
          <table:table-cell table:formula="of:=IF(AND([.D69]=3; [.A6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1-26" calcext:value-type="date">
            <text:p>2012-01-26</text:p>
          </table:table-cell>
          <table:table-cell table:formula="of:=MONTH([.C70])" office:value-type="float" office:value="1" calcext:value-type="float">
            <text:p>1</text:p>
          </table:table-cell>
          <table:table-cell table:formula="of:=IF(AND([.D70]=3; [.A7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06-12" calcext:value-type="date">
            <text:p>2012-06-12</text:p>
          </table:table-cell>
          <table:table-cell table:formula="of:=MONTH([.C71])" office:value-type="float" office:value="6" calcext:value-type="float">
            <text:p>6</text:p>
          </table:table-cell>
          <table:table-cell table:formula="of:=IF(AND([.D71]=3; [.A7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3-19" calcext:value-type="date">
            <text:p>2012-03-19</text:p>
          </table:table-cell>
          <table:table-cell table:formula="of:=MONTH([.C72])" office:value-type="float" office:value="3" calcext:value-type="float">
            <text:p>3</text:p>
          </table:table-cell>
          <table:table-cell table:formula="of:=IF(AND([.D72]=3; [.A7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12-11" calcext:value-type="date">
            <text:p>2012-12-11</text:p>
          </table:table-cell>
          <table:table-cell table:formula="of:=MONTH([.C73])" office:value-type="float" office:value="12" calcext:value-type="float">
            <text:p>12</text:p>
          </table:table-cell>
          <table:table-cell table:formula="of:=IF(AND([.D73]=3; [.A7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9-06" calcext:value-type="date">
            <text:p>2012-09-06</text:p>
          </table:table-cell>
          <table:table-cell table:formula="of:=MONTH([.C74])" office:value-type="float" office:value="9" calcext:value-type="float">
            <text:p>9</text:p>
          </table:table-cell>
          <table:table-cell table:formula="of:=IF(AND([.D74]=3; [.A7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12-15" calcext:value-type="date">
            <text:p>2012-12-15</text:p>
          </table:table-cell>
          <table:table-cell table:formula="of:=MONTH([.C75])" office:value-type="float" office:value="12" calcext:value-type="float">
            <text:p>12</text:p>
          </table:table-cell>
          <table:table-cell table:formula="of:=IF(AND([.D75]=3; [.A7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9-12" calcext:value-type="date">
            <text:p>2012-09-12</text:p>
          </table:table-cell>
          <table:table-cell table:formula="of:=MONTH([.C76])" office:value-type="float" office:value="9" calcext:value-type="float">
            <text:p>9</text:p>
          </table:table-cell>
          <table:table-cell table:formula="of:=IF(AND([.D76]=3; [.A7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indukcyjna</text:p>
          </table:table-cell>
          <table:table-cell office:value-type="float" office:value="999" calcext:value-type="float">
            <text:p>999</text:p>
          </table:table-cell>
          <table:table-cell office:value-type="date" office:date-value="2012-11-09" calcext:value-type="date">
            <text:p>2012-11-09</text:p>
          </table:table-cell>
          <table:table-cell table:formula="of:=MONTH([.C77])" office:value-type="float" office:value="11" calcext:value-type="float">
            <text:p>11</text:p>
          </table:table-cell>
          <table:table-cell table:formula="of:=IF(AND([.D77]=3; [.A77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dówka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12-11-07" calcext:value-type="date">
            <text:p>2012-11-07</text:p>
          </table:table-cell>
          <table:table-cell table:formula="of:=MONTH([.C78])" office:value-type="float" office:value="11" calcext:value-type="float">
            <text:p>11</text:p>
          </table:table-cell>
          <table:table-cell table:formula="of:=IF(AND([.D78]=3; [.A7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dkurzacz</text:p>
          </table:table-cell>
          <table:table-cell office:value-type="float" office:value="390" calcext:value-type="float">
            <text:p>390</text:p>
          </table:table-cell>
          <table:table-cell office:value-type="date" office:date-value="2012-05-23" calcext:value-type="date">
            <text:p>2012-05-23</text:p>
          </table:table-cell>
          <table:table-cell table:formula="of:=MONTH([.C79])" office:value-type="float" office:value="5" calcext:value-type="float">
            <text:p>5</text:p>
          </table:table-cell>
          <table:table-cell table:formula="of:=IF(AND([.D79]=3; [.A7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gazowa</text:p>
          </table:table-cell>
          <table:table-cell office:value-type="float" office:value="550" calcext:value-type="float">
            <text:p>550</text:p>
          </table:table-cell>
          <table:table-cell office:value-type="date" office:date-value="2012-06-22" calcext:value-type="date">
            <text:p>2012-06-22</text:p>
          </table:table-cell>
          <table:table-cell table:formula="of:=MONTH([.C80])" office:value-type="float" office:value="6" calcext:value-type="float">
            <text:p>6</text:p>
          </table:table-cell>
          <table:table-cell table:formula="of:=IF(AND([.D80]=3; [.A8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4-27" calcext:value-type="date">
            <text:p>2012-04-27</text:p>
          </table:table-cell>
          <table:table-cell table:formula="of:=MONTH([.C81])" office:value-type="float" office:value="4" calcext:value-type="float">
            <text:p>4</text:p>
          </table:table-cell>
          <table:table-cell table:formula="of:=IF(AND([.D81]=3; [.A8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10-17" calcext:value-type="date">
            <text:p>2012-10-17</text:p>
          </table:table-cell>
          <table:table-cell table:formula="of:=MONTH([.C82])" office:value-type="float" office:value="10" calcext:value-type="float">
            <text:p>10</text:p>
          </table:table-cell>
          <table:table-cell table:formula="of:=IF(AND([.D82]=3; [.A8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kap</text:p>
          </table:table-cell>
          <table:table-cell office:value-type="float" office:value="320" calcext:value-type="float">
            <text:p>320</text:p>
          </table:table-cell>
          <table:table-cell office:value-type="date" office:date-value="2012-04-21" calcext:value-type="date">
            <text:p>2012-04-21</text:p>
          </table:table-cell>
          <table:table-cell table:formula="of:=MONTH([.C83])" office:value-type="float" office:value="4" calcext:value-type="float">
            <text:p>4</text:p>
          </table:table-cell>
          <table:table-cell table:formula="of:=IF(AND([.D83]=3; [.A8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01-19" calcext:value-type="date">
            <text:p>2012-01-19</text:p>
          </table:table-cell>
          <table:table-cell table:formula="of:=MONTH([.C84])" office:value-type="float" office:value="1" calcext:value-type="float">
            <text:p>1</text:p>
          </table:table-cell>
          <table:table-cell table:formula="of:=IF(AND([.D84]=3; [.A8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09-23" calcext:value-type="date">
            <text:p>2012-09-23</text:p>
          </table:table-cell>
          <table:table-cell table:formula="of:=MONTH([.C85])" office:value-type="float" office:value="9" calcext:value-type="float">
            <text:p>9</text:p>
          </table:table-cell>
          <table:table-cell table:formula="of:=IF(AND([.D85]=3; [.A8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3-15" calcext:value-type="date">
            <text:p>2012-03-15</text:p>
          </table:table-cell>
          <table:table-cell table:formula="of:=MONTH([.C86])" office:value-type="float" office:value="3" calcext:value-type="float">
            <text:p>3</text:p>
          </table:table-cell>
          <table:table-cell table:formula="of:=IF(AND([.D86]=3; [.A86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4-05" calcext:value-type="date">
            <text:p>2012-04-05</text:p>
          </table:table-cell>
          <table:table-cell table:formula="of:=MONTH([.C87])" office:value-type="float" office:value="4" calcext:value-type="float">
            <text:p>4</text:p>
          </table:table-cell>
          <table:table-cell table:formula="of:=IF(AND([.D87]=3; [.A87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³yta elektryczna</text:p>
          </table:table-cell>
          <table:table-cell office:value-type="float" office:value="630" calcext:value-type="float">
            <text:p>630</text:p>
          </table:table-cell>
          <table:table-cell office:value-type="date" office:date-value="2012-04-09" calcext:value-type="date">
            <text:p>2012-04-09</text:p>
          </table:table-cell>
          <table:table-cell table:formula="of:=MONTH([.C88])" office:value-type="float" office:value="4" calcext:value-type="float">
            <text:p>4</text:p>
          </table:table-cell>
          <table:table-cell table:formula="of:=IF(AND([.D88]=3; [.A88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10-02" calcext:value-type="date">
            <text:p>2012-10-02</text:p>
          </table:table-cell>
          <table:table-cell table:formula="of:=MONTH([.C89])" office:value-type="float" office:value="10" calcext:value-type="float">
            <text:p>10</text:p>
          </table:table-cell>
          <table:table-cell table:formula="of:=IF(AND([.D89]=3; [.A89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zajnik elektryczny</text:p>
          </table:table-cell>
          <table:table-cell office:value-type="float" office:value="120" calcext:value-type="float">
            <text:p>120</text:p>
          </table:table-cell>
          <table:table-cell office:value-type="date" office:date-value="2012-10-12" calcext:value-type="date">
            <text:p>2012-10-12</text:p>
          </table:table-cell>
          <table:table-cell table:formula="of:=MONTH([.C90])" office:value-type="float" office:value="10" calcext:value-type="float">
            <text:p>10</text:p>
          </table:table-cell>
          <table:table-cell table:formula="of:=IF(AND([.D90]=3; [.A90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03-15" calcext:value-type="date">
            <text:p>2012-03-15</text:p>
          </table:table-cell>
          <table:table-cell table:formula="of:=MONTH([.C91])" office:value-type="float" office:value="3" calcext:value-type="float">
            <text:p>3</text:p>
          </table:table-cell>
          <table:table-cell table:formula="of:=IF(AND([.D91]=3; [.A91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mywark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2-04-05" calcext:value-type="date">
            <text:p>2012-04-05</text:p>
          </table:table-cell>
          <table:table-cell table:formula="of:=MONTH([.C92])" office:value-type="float" office:value="4" calcext:value-type="float">
            <text:p>4</text:p>
          </table:table-cell>
          <table:table-cell table:formula="of:=IF(AND([.D92]=3; [.A92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krofalówka</text:p>
          </table:table-cell>
          <table:table-cell office:value-type="float" office:value="230" calcext:value-type="float">
            <text:p>230</text:p>
          </table:table-cell>
          <table:table-cell office:value-type="date" office:date-value="2012-04-09" calcext:value-type="date">
            <text:p>2012-04-09</text:p>
          </table:table-cell>
          <table:table-cell table:formula="of:=MONTH([.C93])" office:value-type="float" office:value="4" calcext:value-type="float">
            <text:p>4</text:p>
          </table:table-cell>
          <table:table-cell table:formula="of:=IF(AND([.D93]=3; [.A93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bot kuchenny</text:p>
          </table:table-cell>
          <table:table-cell office:value-type="float" office:value="450" calcext:value-type="float">
            <text:p>450</text:p>
          </table:table-cell>
          <table:table-cell office:value-type="date" office:date-value="2012-10-02" calcext:value-type="date">
            <text:p>2012-10-02</text:p>
          </table:table-cell>
          <table:table-cell table:formula="of:=MONTH([.C94])" office:value-type="float" office:value="10" calcext:value-type="float">
            <text:p>10</text:p>
          </table:table-cell>
          <table:table-cell table:formula="of:=IF(AND([.D94]=3; [.A94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alka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12-10-12" calcext:value-type="date">
            <text:p>2012-10-12</text:p>
          </table:table-cell>
          <table:table-cell table:formula="of:=MONTH([.C95])" office:value-type="float" office:value="10" calcext:value-type="float">
            <text:p>10</text:p>
          </table:table-cell>
          <table:table-cell table:formula="of:=IF(AND([.D95]=3; [.A95] = &quot; Zmywarka&quot;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iekarnik</text:p>
          </table:table-cell>
          <table:table-cell office:value-type="float" office:value="690" calcext:value-type="float">
            <text:p>690</text:p>
          </table:table-cell>
          <table:table-cell office:value-type="date" office:date-value="2012-10-02" calcext:value-type="date">
            <text:p>2012-10-02</text:p>
          </table:table-cell>
          <table:table-cell table:formula="of:=MONTH([.C96])" office:value-type="float" office:value="10" calcext:value-type="float">
            <text:p>10</text:p>
          </table:table-cell>
          <table:table-cell table:formula="of:=IF(AND([.D96]=3; [.A96] = &quot; Zmywarka&quot;))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d) 1." table:style-name="ta1">
        <table:table-column table:style-name="co1" table:number-columns-repeated="3" table:default-cell-style-name="Default"/>
        <table:table-column table:style-name="co1" table:default-cell-style-name="ce11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<text:s text:c="2"/>Miejscowoœæ</text:p>
          </table:table-cell>
          <table:table-cell office:value-type="string" calcext:value-type="string">
            <text:p><text:s/>Nazwa_towaru</text:p>
          </table:table-cell>
          <table:table-cell table:style-name="Default" office:value-type="string" calcext:value-type="string">
            <text:p>warunek</text:p>
          </table:table-cell>
        </table:table-row>
        <table:table-row table:style-name="ro1">
          <table:table-cell office:value-type="string" calcext:value-type="string">
            <text:p><text:s/>Jan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³yta elektryczna</text:p>
          </table:table-cell>
          <table:table-cell table:formula="of:=IF(AND([.B2] = &quot; Warszawa&quot;; [.C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¯ak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kap</text:p>
          </table:table-cell>
          <table:table-cell table:formula="of:=IF(AND([.B3] = &quot; Warszawa&quot;; [.C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iziñski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Lodówka</text:p>
          </table:table-cell>
          <table:table-cell table:formula="of:=IF(AND([.B4] = &quot; Warszawa&quot;; [.C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ark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Okap</text:p>
          </table:table-cell>
          <table:table-cell table:formula="of:=IF(AND([.B5] = &quot; Warszawa&quot;; [.C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ec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indukcyjna</text:p>
          </table:table-cell>
          <table:table-cell table:formula="of:=IF(AND([.B6] = &quot; Warszawa&quot;; [.C6] = &quot; P³yta indukcyjna&quot;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/>Czerwiñ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Czajnik elektryczny</text:p>
          </table:table-cell>
          <table:table-cell table:formula="of:=IF(AND([.B7] = &quot; Warszawa&quot;; [.C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ir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ralka</text:p>
          </table:table-cell>
          <table:table-cell table:formula="of:=IF(AND([.B8] = &quot; Warszawa&quot;; [.C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ark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³yta gazowa</text:p>
          </table:table-cell>
          <table:table-cell table:formula="of:=IF(AND([.B9] = &quot; Warszawa&quot;; [.C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Piekarnik</text:p>
          </table:table-cell>
          <table:table-cell table:formula="of:=IF(AND([.B10] = &quot; Warszawa&quot;; [.C1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dkurzacz</text:p>
          </table:table-cell>
          <table:table-cell table:formula="of:=IF(AND([.B11] = &quot; Warszawa&quot;; [.C11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gazowa</text:p>
          </table:table-cell>
          <table:table-cell table:formula="of:=IF(AND([.B12] = &quot; Warszawa&quot;; [.C1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iziñski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Czajnik elektryczny</text:p>
          </table:table-cell>
          <table:table-cell table:formula="of:=IF(AND([.B13] = &quot; Warszawa&quot;; [.C1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Zmywarka</text:p>
          </table:table-cell>
          <table:table-cell table:formula="of:=IF(AND([.B14] = &quot; Warszawa&quot;; [.C1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Adamsk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ralka</text:p>
          </table:table-cell>
          <table:table-cell table:formula="of:=IF(AND([.B15] = &quot; Warszawa&quot;; [.C1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Robot kuchenny</text:p>
          </table:table-cell>
          <table:table-cell table:formula="of:=IF(AND([.B16] = &quot; Warszawa&quot;; [.C16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Lis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gazowa</text:p>
          </table:table-cell>
          <table:table-cell table:formula="of:=IF(AND([.B17] = &quot; Warszawa&quot;; [.C1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l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P³yta indukcyjna</text:p>
          </table:table-cell>
          <table:table-cell table:formula="of:=IF(AND([.B18] = &quot; Warszawa&quot;; [.C1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Pralka</text:p>
          </table:table-cell>
          <table:table-cell table:formula="of:=IF(AND([.B19] = &quot; Warszawa&quot;; [.C1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alec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ralka</text:p>
          </table:table-cell>
          <table:table-cell table:formula="of:=IF(AND([.B20] = &quot; Warszawa&quot;; [.C2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akowic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indukcyjna</text:p>
          </table:table-cell>
          <table:table-cell table:formula="of:=IF(AND([.B21] = &quot; Warszawa&quot;; [.C21] = &quot; P³yta indukcyjna&quot;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³yta elektryczna</text:p>
          </table:table-cell>
          <table:table-cell table:formula="of:=IF(AND([.B22] = &quot; Warszawa&quot;; [.C2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ysocka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Okap</text:p>
          </table:table-cell>
          <table:table-cell table:formula="of:=IF(AND([.B23] = &quot; Warszawa&quot;; [.C2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indukcyjna</text:p>
          </table:table-cell>
          <table:table-cell table:formula="of:=IF(AND([.B24] = &quot; Warszawa&quot;; [.C24] = &quot; P³yta indukcyjna&quot;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s/>Jan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³yta gazowa</text:p>
          </table:table-cell>
          <table:table-cell table:formula="of:=IF(AND([.B25] = &quot; Warszawa&quot;; [.C2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rek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Lodówka</text:p>
          </table:table-cell>
          <table:table-cell table:formula="of:=IF(AND([.B26] = &quot; Warszawa&quot;; [.C26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Zmywarka</text:p>
          </table:table-cell>
          <table:table-cell table:formula="of:=IF(AND([.B27] = &quot; Warszawa&quot;; [.C2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¯bik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dkurzacz</text:p>
          </table:table-cell>
          <table:table-cell table:formula="of:=IF(AND([.B28] = &quot; Warszawa&quot;; [.C2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ralka</text:p>
          </table:table-cell>
          <table:table-cell table:formula="of:=IF(AND([.B29] = &quot; Warszawa&quot;; [.C2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Mikrofalówka</text:p>
          </table:table-cell>
          <table:table-cell table:formula="of:=IF(AND([.B30] = &quot; Warszawa&quot;; [.C3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ia³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Czajnik elektryczny</text:p>
          </table:table-cell>
          <table:table-cell table:formula="of:=IF(AND([.B31] = &quot; Warszawa&quot;; [.C31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ia³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iekarnik</text:p>
          </table:table-cell>
          <table:table-cell table:formula="of:=IF(AND([.B32] = &quot; Warszawa&quot;; [.C3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Robot kuchenny</text:p>
          </table:table-cell>
          <table:table-cell table:formula="of:=IF(AND([.B33] = &quot; Warszawa&quot;; [.C3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arañ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dkurzacz</text:p>
          </table:table-cell>
          <table:table-cell table:formula="of:=IF(AND([.B34] = &quot; Warszawa&quot;; [.C3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Jano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elektryczna</text:p>
          </table:table-cell>
          <table:table-cell table:formula="of:=IF(AND([.B35] = &quot; Warszawa&quot;; [.C3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ia³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kap</text:p>
          </table:table-cell>
          <table:table-cell table:formula="of:=IF(AND([.B36] = &quot; Warszawa&quot;; [.C36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Jano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Zmywarka</text:p>
          </table:table-cell>
          <table:table-cell table:formula="of:=IF(AND([.B37] = &quot; Warszawa&quot;; [.C3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orko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Czajnik elektryczny</text:p>
          </table:table-cell>
          <table:table-cell table:formula="of:=IF(AND([.B38] = &quot; Warszawa&quot;; [.C3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os³a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Lodówka</text:p>
          </table:table-cell>
          <table:table-cell table:formula="of:=IF(AND([.B39] = &quot; Warszawa&quot;; [.C3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Robot kuchenny</text:p>
          </table:table-cell>
          <table:table-cell table:formula="of:=IF(AND([.B40] = &quot; Warszawa&quot;; [.C4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Czerwiñ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gazowa</text:p>
          </table:table-cell>
          <table:table-cell table:formula="of:=IF(AND([.B41] = &quot; Warszawa&quot;; [.C41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orkowski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P³yta gazowa</text:p>
          </table:table-cell>
          <table:table-cell table:formula="of:=IF(AND([.B42] = &quot; Warszawa&quot;; [.C4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Domac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obot kuchenny</text:p>
          </table:table-cell>
          <table:table-cell table:formula="of:=IF(AND([.B43] = &quot; Warszawa&quot;; [.C4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Korzenio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Zmywarka</text:p>
          </table:table-cell>
          <table:table-cell table:formula="of:=IF(AND([.B44] = &quot; Warszawa&quot;; [.C4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os³a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dkurzacz</text:p>
          </table:table-cell>
          <table:table-cell table:formula="of:=IF(AND([.B45] = &quot; Warszawa&quot;; [.C4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i³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Okap</text:p>
          </table:table-cell>
          <table:table-cell table:formula="of:=IF(AND([.B46] = &quot; Warszawa&quot;; [.C46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iro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kap</text:p>
          </table:table-cell>
          <table:table-cell table:formula="of:=IF(AND([.B47] = &quot; Warszawa&quot;; [.C4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ark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Mikrofalówka</text:p>
          </table:table-cell>
          <table:table-cell table:formula="of:=IF(AND([.B48] = &quot; Warszawa&quot;; [.C4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Okap</text:p>
          </table:table-cell>
          <table:table-cell table:formula="of:=IF(AND([.B49] = &quot; Warszawa&quot;; [.C4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i³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³yta gazowa</text:p>
          </table:table-cell>
          <table:table-cell table:formula="of:=IF(AND([.B50] = &quot; Warszawa&quot;; [.C5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Czajnik elektryczny</text:p>
          </table:table-cell>
          <table:table-cell table:formula="of:=IF(AND([.B51] = &quot; Warszawa&quot;; [.C51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ralka</text:p>
          </table:table-cell>
          <table:table-cell table:formula="of:=IF(AND([.B52] = &quot; Warszawa&quot;; [.C5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obot kuchenny</text:p>
          </table:table-cell>
          <table:table-cell table:formula="of:=IF(AND([.B53] = &quot; Warszawa&quot;; [.C5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Zmywarka</text:p>
          </table:table-cell>
          <table:table-cell table:formula="of:=IF(AND([.B54] = &quot; Warszawa&quot;; [.C5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dkurzacz</text:p>
          </table:table-cell>
          <table:table-cell table:formula="of:=IF(AND([.B55] = &quot; Warszawa&quot;; [.C5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iro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Mikrofalówka</text:p>
          </table:table-cell>
          <table:table-cell table:formula="of:=IF(AND([.B56] = &quot; Warszawa&quot;; [.C56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Zmywarka</text:p>
          </table:table-cell>
          <table:table-cell table:formula="of:=IF(AND([.B57] = &quot; Warszawa&quot;; [.C5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l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Okap</text:p>
          </table:table-cell>
          <table:table-cell table:formula="of:=IF(AND([.B58] = &quot; Warszawa&quot;; [.C5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Janows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Czajnik elektryczny</text:p>
          </table:table-cell>
          <table:table-cell table:formula="of:=IF(AND([.B59] = &quot; Warszawa&quot;; [.C5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Okap</text:p>
          </table:table-cell>
          <table:table-cell table:formula="of:=IF(AND([.B60] = &quot; Warszawa&quot;; [.C6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ol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Zmywarka</text:p>
          </table:table-cell>
          <table:table-cell table:formula="of:=IF(AND([.B61] = &quot; Warszawa&quot;; [.C61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ia³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Okap</text:p>
          </table:table-cell>
          <table:table-cell table:formula="of:=IF(AND([.B62] = &quot; Warszawa&quot;; [.C6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P³yta gazowa</text:p>
          </table:table-cell>
          <table:table-cell table:formula="of:=IF(AND([.B63] = &quot; Warszawa&quot;; [.C6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Czajnik elektryczny</text:p>
          </table:table-cell>
          <table:table-cell table:formula="of:=IF(AND([.B64] = &quot; Warszawa&quot;; [.C6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Kwiatk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Odkurzacz</text:p>
          </table:table-cell>
          <table:table-cell table:formula="of:=IF(AND([.B65] = &quot; Warszawa&quot;; [.C6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Piekarnik</text:p>
          </table:table-cell>
          <table:table-cell table:formula="of:=IF(AND([.B66] = &quot; Warszawa&quot;; [.C66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Lodówka</text:p>
          </table:table-cell>
          <table:table-cell table:formula="of:=IF(AND([.B67] = &quot; Warszawa&quot;; [.C6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a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Odkurzacz</text:p>
          </table:table-cell>
          <table:table-cell table:formula="of:=IF(AND([.B68] = &quot; Warszawa&quot;; [.C6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Lip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obot kuchenny</text:p>
          </table:table-cell>
          <table:table-cell table:formula="of:=IF(AND([.B69] = &quot; Warszawa&quot;; [.C6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arañ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elektryczna</text:p>
          </table:table-cell>
          <table:table-cell table:formula="of:=IF(AND([.B70] = &quot; Warszawa&quot;; [.C7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iziñski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Lodówka</text:p>
          </table:table-cell>
          <table:table-cell table:formula="of:=IF(AND([.B71] = &quot; Warszawa&quot;; [.C71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¯ak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elektryczna</text:p>
          </table:table-cell>
          <table:table-cell table:formula="of:=IF(AND([.B72] = &quot; Warszawa&quot;; [.C7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Lodówka</text:p>
          </table:table-cell>
          <table:table-cell table:formula="of:=IF(AND([.B73] = &quot; Warszawa&quot;; [.C7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ecka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Mikrofalówka</text:p>
          </table:table-cell>
          <table:table-cell table:formula="of:=IF(AND([.B74] = &quot; Warszawa&quot;; [.C7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Czarnec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elektryczna</text:p>
          </table:table-cell>
          <table:table-cell table:formula="of:=IF(AND([.B75] = &quot; Warszawa&quot;; [.C7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Zaczyk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iekarnik</text:p>
          </table:table-cell>
          <table:table-cell table:formula="of:=IF(AND([.B76] = &quot; Warszawa&quot;; [.C76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P³yta indukcyjna</text:p>
          </table:table-cell>
          <table:table-cell table:formula="of:=IF(AND([.B77] = &quot; Warszawa&quot;; [.C7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Lodówka</text:p>
          </table:table-cell>
          <table:table-cell table:formula="of:=IF(AND([.B78] = &quot; Warszawa&quot;; [.C7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ick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Odkurzacz</text:p>
          </table:table-cell>
          <table:table-cell table:formula="of:=IF(AND([.B79] = &quot; Warszawa&quot;; [.C7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Adamsk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³yta gazowa</text:p>
          </table:table-cell>
          <table:table-cell table:formula="of:=IF(AND([.B80] = &quot; Warszawa&quot;; [.C8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ick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Mikrofalówka</text:p>
          </table:table-cell>
          <table:table-cell table:formula="of:=IF(AND([.B81] = &quot; Warszawa&quot;; [.C81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Lipka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³yta elektryczna</text:p>
          </table:table-cell>
          <table:table-cell table:formula="of:=IF(AND([.B82] = &quot; Warszawa&quot;; [.C8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Kozio³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Okap</text:p>
          </table:table-cell>
          <table:table-cell table:formula="of:=IF(AND([.B83] = &quot; Warszawa&quot;; [.C8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Janowski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Pralka</text:p>
          </table:table-cell>
          <table:table-cell table:formula="of:=IF(AND([.B84] = &quot; Warszawa&quot;; [.C8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Wil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Robot kuchenny</text:p>
          </table:table-cell>
          <table:table-cell table:formula="of:=IF(AND([.B85] = &quot; Warszawa&quot;; [.C8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Domacz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elektryczna</text:p>
          </table:table-cell>
          <table:table-cell table:formula="of:=IF(AND([.B86] = &quot; Warszawa&quot;; [.C86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¯ak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iekarnik</text:p>
          </table:table-cell>
          <table:table-cell table:formula="of:=IF(AND([.B87] = &quot; Warszawa&quot;; [.C87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Bolkow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³yta elektryczna</text:p>
          </table:table-cell>
          <table:table-cell table:formula="of:=IF(AND([.B88] = &quot; Warszawa&quot;; [.C88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Robot kuchenny</text:p>
          </table:table-cell>
          <table:table-cell table:formula="of:=IF(AND([.B89] = &quot; Warszawa&quot;; [.C89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ór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Czajnik elektryczny</text:p>
          </table:table-cell>
          <table:table-cell table:formula="of:=IF(AND([.B90] = &quot; Warszawa&quot;; [.C90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Nowicki</text:p>
          </table:table-cell>
          <table:table-cell office:value-type="string" calcext:value-type="string">
            <text:p><text:s/>Szczecin</text:p>
          </table:table-cell>
          <table:table-cell office:value-type="string" calcext:value-type="string">
            <text:p><text:s/>Piekarnik</text:p>
          </table:table-cell>
          <table:table-cell table:formula="of:=IF(AND([.B91] = &quot; Warszawa&quot;; [.C91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Mi³ek</text:p>
          </table:table-cell>
          <table:table-cell office:value-type="string" calcext:value-type="string">
            <text:p><text:s/>Poznañ</text:p>
          </table:table-cell>
          <table:table-cell office:value-type="string" calcext:value-type="string">
            <text:p><text:s/>Zmywarka</text:p>
          </table:table-cell>
          <table:table-cell table:formula="of:=IF(AND([.B92] = &quot; Warszawa&quot;; [.C92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Ogórek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Mikrofalówka</text:p>
          </table:table-cell>
          <table:table-cell table:formula="of:=IF(AND([.B93] = &quot; Warszawa&quot;; [.C93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Artowska</text:p>
          </table:table-cell>
          <table:table-cell office:value-type="string" calcext:value-type="string">
            <text:p><text:s/>Wroc³aw</text:p>
          </table:table-cell>
          <table:table-cell office:value-type="string" calcext:value-type="string">
            <text:p><text:s/>Robot kuchenny</text:p>
          </table:table-cell>
          <table:table-cell table:formula="of:=IF(AND([.B94] = &quot; Warszawa&quot;; [.C94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Giziñski</text:p>
          </table:table-cell>
          <table:table-cell office:value-type="string" calcext:value-type="string">
            <text:p><text:s/>Gdañsk</text:p>
          </table:table-cell>
          <table:table-cell office:value-type="string" calcext:value-type="string">
            <text:p><text:s/>Pralka</text:p>
          </table:table-cell>
          <table:table-cell table:formula="of:=IF(AND([.B95] = &quot; Warszawa&quot;; [.C95] = &quot; P³yta indukcyjna&quot;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Leñski</text:p>
          </table:table-cell>
          <table:table-cell office:value-type="string" calcext:value-type="string">
            <text:p><text:s/>Warszawa</text:p>
          </table:table-cell>
          <table:table-cell office:value-type="string" calcext:value-type="string">
            <text:p><text:s/>Piekarnik</text:p>
          </table:table-cell>
          <table:table-cell table:formula="of:=IF(AND([.B96] = &quot; Warszawa&quot;; [.C96] = &quot; P³yta indukcyjna&quot;))" office:value-type="boolean" office:boolean-value="false" calcext:value-type="boolean">
            <text:p>FALSE</text:p>
          </table:table-cell>
        </table:table-row>
      </table:table>
      <table:table table:name="d) 2." table:style-name="ta1">
        <table:table-column table:style-name="co1" table:default-cell-style-name="ce40"/>
        <table:table-column table:style-name="co1" table:default-cell-style-name="ce43"/>
        <table:table-column table:style-name="co1" table:default-cell-style-name="ce45"/>
        <table:table-row table:style-name="ro1">
          <table:table-cell table:style-name="ce25" office:value-type="string" calcext:value-type="string">
            <text:p>Nazwisko</text:p>
          </table:table-cell>
          <table:table-cell table:style-name="ce42" office:value-type="string" calcext:value-type="string">
            <text:p>warunek</text:p>
          </table:table-cell>
          <table:table-cell table:style-name="ce29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<text:s/>Górecka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<text:s/>Makowicz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<text:s/>Witkowski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41" office:value-type="string" calcext:value-type="string">
            <text:p>Total Result</text:p>
          </table:table-cell>
          <table:table-cell table:style-name="ce44"/>
          <table:table-cell table:style-name="ce46"/>
        </table:table-row>
      </table:table>
      <table:table table:name="e)" table:style-name="ta1">
        <table:table-column table:style-name="co1" table:default-cell-style-name="ce27"/>
        <table:table-column table:style-name="co1" table:default-cell-style-name="ce31"/>
        <table:table-column table:style-name="co1" table:number-columns-repeated="2" table:default-cell-style-name="Default"/>
        <table:table-row table:style-name="ro1">
          <table:table-cell table:style-name="ce25" office:value-type="string" calcext:value-type="string">
            <text:p>miesiąc</text:p>
          </table:table-cell>
          <table:table-cell table:style-name="ce29" office:value-type="string" calcext:value-type="string">
            <text:p>Sum - <text:s/>Cena</text:p>
          </table:table-cell>
          <table:table-cell table:number-columns-repeated="2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0" office:value-type="float" office:value="2830" calcext:value-type="float">
            <text:p>2830</text:p>
          </table:table-cell>
          <table:table-cell/>
          <table:table-cell table:formula="of:=MAX([.B:.B])" office:value-type="float" office:value="10519" calcext:value-type="float">
            <text:p>10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style-name="ce49" office:value-type="float" office:value="10519" calcext:value-type="float">
            <text:p>105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0" calcext:value-type="float">
            <text:p>512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30" calcext:value-type="float">
            <text:p>18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29" calcext:value-type="float">
            <text:p>81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9" calcext:value-type="float">
            <text:p>75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88" calcext:value-type="float">
            <text:p>7788</text:p>
          </table:table-cell>
          <table:table-cell table:number-columns-repeated="2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5880" calcext:value-type="float">
            <text:p>5880</text:p>
          </table:table-cell>
          <table:table-cell table:number-columns-repeated="2"/>
        </table:table-row>
      </table:table>
      <table:named-expressions/>
      <table:data-pilot-tables>
        <table:data-pilot-table table:name="DataPilot1" table:application-data="" table:target-range-address="'a)'.A1:'a)'.B14" table:buttons="'a)'.A1" table:show-filter-button="false" table:drill-down-on-double-click="false">
          <table:source-cell-range table:cell-range-address="Sheet1.E1:Sheet1.E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azwa_towaru" table:orientation="row" table:used-hierarchy="0" table:function="auto">
            <table:data-pilot-level table:show-empty="false" calcext:repeat-item-labels="false">
              <table:data-pilot-members>
                <table:data-pilot-member table:name=" Czajnik elektryczny" table:display="true" table:show-details="true"/>
                <table:data-pilot-member table:name=" Lodówka" table:display="true" table:show-details="true"/>
                <table:data-pilot-member table:name=" Mikrofalówka" table:display="true" table:show-details="true"/>
                <table:data-pilot-member table:name=" Odkurzacz" table:display="true" table:show-details="true"/>
                <table:data-pilot-member table:name=" Okap" table:display="true" table:show-details="true"/>
                <table:data-pilot-member table:name=" P³yta elektryczna" table:display="true" table:show-details="true"/>
                <table:data-pilot-member table:name=" P³yta gazowa" table:display="true" table:show-details="true"/>
                <table:data-pilot-member table:name=" P³yta indukcyjna" table:display="true" table:show-details="true"/>
                <table:data-pilot-member table:name=" Piekarnik" table:display="true" table:show-details="true"/>
                <table:data-pilot-member table:name=" Pralka" table:display="true" table:show-details="true"/>
                <table:data-pilot-member table:name=" Robot kuchenny" table:display="true" table:show-details="true"/>
                <table:data-pilot-member table:name=" Zmywark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Nazwa_towaru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b)'.A1:'b)'.B7" table:buttons="'b)'.A1" table:show-filter-button="false" table:drill-down-on-double-click="false">
          <table:source-cell-range table:cell-range-address="Sheet1.C1:Sheet1.C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 Miejscowoœæ" table:orientation="row" table:used-hierarchy="0" table:function="auto">
            <table:data-pilot-level table:show-empty="false" calcext:repeat-item-labels="false">
              <table:data-pilot-members>
                <table:data-pilot-member table:name=" Gdañsk" table:display="true" table:show-details="true"/>
                <table:data-pilot-member table:name=" Poznañ" table:display="true" table:show-details="true"/>
                <table:data-pilot-member table:name=" Szczecin" table:display="true" table:show-details="true"/>
                <table:data-pilot-member table:name=" Warszawa" table:display="true" table:show-details="true"/>
                <table:data-pilot-member table:name=" Wroc³aw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 Miejscowoœæ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'e)'.A1:'e)'.B13" table:buttons="'e)'.A1" table:grand-total="none" table:show-filter-button="false" table:drill-down-on-double-click="false">
          <table:source-cell-range table:cell-range-address="Sheet1.F1:Sheet1.H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esiąc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Cena" table:orientation="data" table:used-hierarchy="0" table:function="sum">
            <table:data-pilot-level table:show-empty="false" calcext:repeat-item-labels="false">
              <table:data-pilot-members>
                <table:data-pilot-member table:name="120" table:display="true" table:show-details="true"/>
                <table:data-pilot-member table:name="230" table:display="true" table:show-details="true"/>
                <table:data-pilot-member table:name="320" table:display="true" table:show-details="true"/>
                <table:data-pilot-member table:name="390" table:display="true" table:show-details="true"/>
                <table:data-pilot-member table:name="450" table:display="true" table:show-details="true"/>
                <table:data-pilot-member table:name="550" table:display="true" table:show-details="true"/>
                <table:data-pilot-member table:name="630" table:display="true" table:show-details="true"/>
                <table:data-pilot-member table:name="690" table:display="true" table:show-details="true"/>
                <table:data-pilot-member table:name="999" table:display="true" table:show-details="true"/>
                <table:data-pilot-member table:name="1100" table:display="true" table:show-details="true"/>
                <table:data-pilot-member table:name="1200" table:display="true" table:show-details="true"/>
                <table:data-pilot-member table:name="14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d) 2.'.A1:'d) 2.'.C5" table:buttons="'d) 2.'.A1 'd) 2.'.B1" table:show-filter-button="false" table:drill-down-on-double-click="false">
          <table:source-cell-range table:cell-range-address="'d) 1.'.A1:'d) 1.'.D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zwisko" table:orientation="row" table:used-hierarchy="0" table:function="auto">
            <table:data-pilot-level table:show-empty="false" calcext:repeat-item-labels="false">
              <table:data-pilot-members>
                <table:data-pilot-member table:name=" ¯ak" table:display="true" table:show-details="true"/>
                <table:data-pilot-member table:name=" ¯bik" table:display="true" table:show-details="true"/>
                <table:data-pilot-member table:name=" Adamska" table:display="true" table:show-details="true"/>
                <table:data-pilot-member table:name=" Artowska" table:display="true" table:show-details="true"/>
                <table:data-pilot-member table:name=" Barañski" table:display="true" table:show-details="true"/>
                <table:data-pilot-member table:name=" Bia³kowski" table:display="true" table:show-details="true"/>
                <table:data-pilot-member table:name=" Bolkowski" table:display="true" table:show-details="true"/>
                <table:data-pilot-member table:name=" Borkowska" table:display="true" table:show-details="true"/>
                <table:data-pilot-member table:name=" Borkowski" table:display="true" table:show-details="true"/>
                <table:data-pilot-member table:name=" Czarnecki" table:display="true" table:show-details="true"/>
                <table:data-pilot-member table:name=" Czerwiñska" table:display="true" table:show-details="true"/>
                <table:data-pilot-member table:name=" Domacz" table:display="true" table:show-details="true"/>
                <table:data-pilot-member table:name=" Giziñski" table:display="true" table:show-details="true"/>
                <table:data-pilot-member table:name=" Góra" table:display="true" table:show-details="true"/>
                <table:data-pilot-member table:name=" Górecka" table:display="true" table:show-details="true"/>
                <table:data-pilot-member table:name=" Górski" table:display="true" table:show-details="true"/>
                <table:data-pilot-member table:name=" Gos³awska" table:display="true" table:show-details="true"/>
                <table:data-pilot-member table:name=" Janowska" table:display="true" table:show-details="true"/>
                <table:data-pilot-member table:name=" Janowski" table:display="true" table:show-details="true"/>
                <table:data-pilot-member table:name=" Korzeniowska" table:display="true" table:show-details="true"/>
                <table:data-pilot-member table:name=" Kozio³" table:display="true" table:show-details="true"/>
                <table:data-pilot-member table:name=" Kwiatkowski" table:display="true" table:show-details="true"/>
                <table:data-pilot-member table:name=" Leñski" table:display="true" table:show-details="true"/>
                <table:data-pilot-member table:name=" Lipka" table:display="true" table:show-details="true"/>
                <table:data-pilot-member table:name=" Lipowski" table:display="true" table:show-details="true"/>
                <table:data-pilot-member table:name=" Lisowski" table:display="true" table:show-details="true"/>
                <table:data-pilot-member table:name=" Makowicz" table:display="true" table:show-details="true"/>
                <table:data-pilot-member table:name=" Markowski" table:display="true" table:show-details="true"/>
                <table:data-pilot-member table:name=" Mi³ek" table:display="true" table:show-details="true"/>
                <table:data-pilot-member table:name=" Mirowska" table:display="true" table:show-details="true"/>
                <table:data-pilot-member table:name=" Mirski" table:display="true" table:show-details="true"/>
                <table:data-pilot-member table:name=" Norek" table:display="true" table:show-details="true"/>
                <table:data-pilot-member table:name=" Nowak" table:display="true" table:show-details="true"/>
                <table:data-pilot-member table:name=" Nowakowski" table:display="true" table:show-details="true"/>
                <table:data-pilot-member table:name=" Nowicka" table:display="true" table:show-details="true"/>
                <table:data-pilot-member table:name=" Nowicki" table:display="true" table:show-details="true"/>
                <table:data-pilot-member table:name=" Ogórek" table:display="true" table:show-details="true"/>
                <table:data-pilot-member table:name=" Walec" table:display="true" table:show-details="true"/>
                <table:data-pilot-member table:name=" Wilk" table:display="true" table:show-details="true"/>
                <table:data-pilot-member table:name=" Witkowski" table:display="true" table:show-details="true"/>
                <table:data-pilot-member table:name=" Wysocka" table:display="true" table:show-details="true"/>
                <table:data-pilot-member table:name=" Zaczy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runek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fals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21:47:00.080000000</meta:creation-date>
    <dc:date>2023-04-13T12:06:25.507000000</dc:date>
    <meta:editing-duration>PT29M59S</meta:editing-duration>
    <meta:editing-cycles>2</meta:editing-cycles>
    <meta:generator>LibreOffice/7.4.1.2$Windows_X86_64 LibreOffice_project/3c58a8f3a960df8bc8fd77b461821e42c061c5f0</meta:generator>
    <meta:document-statistic meta:table-count="7" meta:cell-count="173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325cm" svg:y="0.316cm" chart:style-name="ch2">
          <text:p>procent  klientów mieszkających w każdej miejscowości</text:p>
        </chart:title>
        <chart:legend chart:legend-position="end" svg:x="13.499cm" svg:y="3.225cm" style:legend-expansion="high" chart:style-name="ch3"/>
        <chart:plot-area chart:style-name="ch4" table:cell-range-address="'b)'.F2:'b)'.G6 'b)'.G1:'b)'.G1" chart:data-source-has-labels="both" svg:x="0.32cm" svg:y="1.301cm" svg:width="12.859cm" svg:height="7.519cm">
          <chart:coordinate-region svg:x="2.99cm" svg:y="1.302cm" svg:width="7.518cm" svg:height="7.518cm"/>
          <chart:axis chart:dimension="x" chart:name="primary-x" chart:style-name="ch5" chartooo:axis-type="auto">
            <chartooo:date-scale/>
            <chart:categories table:cell-range-address="'b)'.F2:'b)'.F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)'.G2:'b)'.G6" chart:label-cell-address="'b)'.G1:'b)'.G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</text:p>
                <draw:g>
                  <svg:desc>'b)'.G1:'b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Gdañsk</text:p>
                <draw:g>
                  <svg:desc>'b)'.F2:'b)'.F6</svg:desc>
                </draw:g>
              </table:table-cell>
              <table:table-cell office:value-type="float" office:value="14">
                <text:p>14</text:p>
                <draw:g>
                  <svg:desc>'b)'.G2:'b)'.G6</svg:desc>
                </draw:g>
              </table:table-cell>
            </table:table-row>
            <table:table-row>
              <table:table-cell office:value-type="string">
                <text:p> Poznañ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Szczeci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Warszawa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 Wroc³aw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